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" manifest:full-path="Object 40/statusbar/"/>
  <manifest:file-entry manifest:media-type="" manifest:full-path="Object 40/floater/"/>
  <manifest:file-entry manifest:media-type="" manifest:full-path="Object 40/popupmenu/"/>
  <manifest:file-entry manifest:media-type="text/xml" manifest:full-path="Object 40/content.xml"/>
  <manifest:file-entry manifest:media-type="" manifest:full-path="Object 40/progressbar/"/>
  <manifest:file-entry manifest:media-type="" manifest:full-path="Object 40/menubar/"/>
  <manifest:file-entry manifest:media-type="" manifest:full-path="Object 40/toolbar/"/>
  <manifest:file-entry manifest:media-type="" manifest:full-path="Object 40/images/Bitmaps/"/>
  <manifest:file-entry manifest:media-type="" manifest:full-path="Object 40/images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5800006ECC00003D8040CB1A40.svm"/>
  <manifest:file-entry manifest:media-type="" manifest:full-path="Pictures/2000005B00006ECC00003D80556BF020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content.xml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hatch" draw:fill-color="#c0c0c0" draw:fill-hatch-name="Black_20_-45_20_Degrees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fo:min-height="3.25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2.573cm"/>
    </style:style>
    <style:style style:name="pr4" style:family="presentation" style:parent-style-name="Predeterminado-title">
      <style:graphic-properties draw:fill-color="#ffffff" draw:auto-grow-height="true" fo:min-height="3.507cm"/>
    </style:style>
    <style:style style:name="pr5" style:family="presentation" style:parent-style-name="Predeterminado-subtitle">
      <style:graphic-properties draw:fill-color="#ffffff" draw:auto-grow-height="true" fo:min-height="7.086cm"/>
    </style:style>
    <style:style style:name="pr6" style:family="presentation" style:parent-style-name="Predeterminado-subtitle">
      <style:graphic-properties draw:fill-color="#ffffff" draw:auto-grow-height="true" fo:min-height="4.286cm"/>
    </style:style>
    <style:style style:name="pr7" style:family="presentation" style:parent-style-name="Predeterminado-notes">
      <style:graphic-properties draw:fill-color="#ffffff" fo:min-height="12.322cm"/>
    </style:style>
    <style:style style:name="pr8" style:family="presentation" style:parent-style-name="Predeterminado-subtitle">
      <style:graphic-properties draw:fill-color="#ffffff" draw:auto-grow-height="true" fo:min-height="3.41cm"/>
    </style:style>
    <style:style style:name="pr9" style:family="presentation" style:parent-style-name="Predeterminado-subtitle">
      <style:graphic-properties draw:fill-color="#ffffff" draw:auto-grow-height="true" fo:min-height="2.586cm"/>
    </style:style>
    <style:style style:name="pr10" style:family="presentation" style:parent-style-name="Predeterminado-subtitle">
      <style:graphic-properties draw:fill-color="#ffffff" fo:min-height="9.461cm"/>
    </style:style>
    <style:style style:name="pr11" style:family="presentation" style:parent-style-name="Predeterminado-title">
      <style:graphic-properties draw:auto-grow-height="true" fo:min-height="3.507cm"/>
    </style:style>
    <style:style style:name="pr12" style:family="presentation" style:parent-style-name="Predeterminado-subtitle">
      <style:graphic-properties draw:fill-color="#ffffff" draw:auto-grow-height="true" fo:min-height="2.086cm"/>
    </style:style>
    <style:style style:name="pr13" style:family="presentation" style:parent-style-name="Predeterminado-subtitle">
      <style:graphic-properties draw:fill-color="#ffffff" fo:min-height="4.009cm"/>
    </style:style>
    <style:style style:name="pr14" style:family="presentation" style:parent-style-name="Predeterminado-title">
      <style:graphic-properties fo:min-height="3.256cm"/>
    </style:style>
    <style:style style:name="pr15" style:family="presentation" style:parent-style-name="Predeterminado-subtitle">
      <style:graphic-properties draw:fill-color="#ffffff" fo:min-height="13.609cm"/>
    </style:style>
    <style:style style:name="pr16" style:family="presentation" style:parent-style-name="Predeterminado-subtitle">
      <style:graphic-properties draw:fill-color="#ffffff" draw:auto-grow-height="true" fo:min-height="5.586cm"/>
    </style:style>
    <style:style style:name="pr17" style:family="presentation" style:parent-style-name="Predeterminado-subtitle">
      <style:graphic-properties draw:fill-color="#ffffff" draw:auto-grow-height="true" fo:min-height="7.786cm"/>
    </style:style>
    <style:style style:name="pr18" style:family="presentation" style:parent-style-name="Predeterminado-subtitle">
      <style:graphic-properties draw:fill-color="#ffffff" draw:auto-grow-height="true" fo:min-height="6.086cm"/>
    </style:style>
    <style:style style:name="pr19" style:family="presentation" style:parent-style-name="Predeterminado-subtitle">
      <style:graphic-properties draw:fill-color="#ffffff" draw:auto-grow-height="true" fo:min-height="4.086cm"/>
    </style:style>
    <style:style style:name="pr20" style:family="presentation" style:parent-style-name="Predeterminado-subtitle">
      <style:graphic-properties draw:fill-color="#ffffff" draw:auto-grow-height="true" fo:min-height="5.086cm"/>
    </style:style>
    <style:style style:name="pr21" style:family="presentation" style:parent-style-name="Predeterminado-subtitle">
      <style:graphic-properties draw:fill-color="#ffffff" fo:min-height="11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text-align="justify" fo:text-indent="0cm"/>
      <style:text-properties fo:font-family="Arial" style:font-family-generic="swiss" style:font-pitch="variabl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8" style:family="paragraph">
      <style:text-properties fo:font-family="Arial" style:font-family-generic="swiss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family="Arial" style:font-family-generic="swiss" style:font-pitch="variable"/>
    </style:style>
    <style:style style:name="P11" style:family="paragraph">
      <style:text-properties fo:font-family="Arial" style:font-family-generic="swiss" style:font-pitch="variable" fo:font-size="20pt" style:font-size-asian="20pt" style:font-size-complex="20pt"/>
    </style:style>
    <style:style style:name="P1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13" style:family="paragraph">
      <style:text-properties fo:font-family="Arial" style:font-family-generic="swiss" style:font-pitch="variable"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36pt"/>
    </style:style>
    <style:style style:name="P16" style:family="paragraph">
      <style:paragraph-properties fo:margin-left="0cm" fo:margin-right="0cm" fo:text-indent="0cm"/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0pt" style:font-size-asian="20pt" style:font-size-complex="20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36pt"/>
    </style:style>
    <style:style style:name="T6" style:family="text">
      <style:text-properties style:text-position="-33% 58%" fo:font-family="Arial" style:font-family-generic="swiss" style:font-pitch="variable"/>
    </style:style>
    <style:style style:name="T7" style:family="text">
      <style:text-properties style:text-position="0% 100%"/>
    </style:style>
    <style:style style:name="T8" style:family="text">
      <style:text-properties style:text-position="-33% 58%"/>
    </style:style>
    <style:style style:name="T9" style:family="text">
      <style:text-properties style:text-position="0% 100%"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301cm" svg:y="3.527cm" presentation:class="title" presentation:user-transformed="true">
          <draw:text-box>
            <text:p text:style-name="P1"><text:span text:style-name="T1">Método de Runge – Kutta (continuación)</text:span>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Curso Física Computacional</text:span></text:p>
            <text:p text:style-name="P1"><text:span text:style-name="T1"/></text:p>
            <text:p text:style-name="P1"><text:span text:style-name="T1">M. en C. Gustavo Contreras Mayé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5" draw:text-style-name="P5" draw:layer="layout" svg:width="25.199cm" svg:height="7.086cm" svg:x="1.4cm" svg:y="4.914cm" presentation:class="subtitle" presentation:user-transformed="true">
          <draw:text-box>
            <text:p text:style-name="P4"><text:span text:style-name="T1">Para utilizar el método RK de segundo orden en una ecuación diferencial de orden superior, veamos que es fácil de aplicar. Sea una EDO de segundo orden:</text:span></text:p>
          </draw:text-box>
        </draw:frame>
        <draw:frame draw:style-name="gr2" draw:layer="layout" svg:width="14.306cm" svg:height="1.4cm" svg:x="2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9.166cm" svg:height="1.4cm" svg:x="18cm" svg:y="12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text-style-name="P5" draw:layer="layout" svg:width="25.199cm" svg:height="4.286cm" svg:x="1.401cm" svg:y="14.214cm">
          <draw:text-box>
            <text:p text:style-name="P4"><text:span text:style-name="T1">Donde a y b son coeficientes y q(t) es una función conocida, así como las condiciones iniciales. Sea</text:span></text:p>
          </draw:text-box>
        </draw:frame>
        <draw:frame draw:style-name="gr2" draw:layer="layout" svg:width="5.943cm" svg:height="1.4cm" svg:x="10.4cm" svg:y="18.20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8" draw:text-style-name="P5" draw:layer="layout" svg:width="25.199cm" svg:height="3.41cm" svg:x="1.4cm" svg:y="4.59cm" presentation:class="subtitle" presentation:user-transformed="true">
          <draw:text-box>
            <text:p text:style-name="P4"><text:span text:style-name="T1">La ecuación anterior se reduce a un sistema de EDO de primer orden:</text:span></text:p>
          </draw:text-box>
        </draw:frame>
        <draw:frame draw:style-name="gr2" draw:layer="layout" svg:width="14.285cm" svg:height="3.329cm" svg:x="1.715cm" svg:y="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5cm" svg:height="1.502cm" svg:x="15.5cm" svg:y="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4.209cm" svg:height="3.324cm" svg:x="19.291cm" svg:y="8.87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9" draw:text-style-name="P7" draw:layer="layout" svg:width="25.199cm" svg:height="2.586cm" svg:x="1.4cm" svg:y="4.914cm" presentation:class="subtitle" presentation:user-transformed="true">
          <draw:text-box>
            <text:p text:style-name="P6"><text:span text:style-name="T1">Entonces el método RK2 para estas ecuaciones es:</text:span></text:p>
          </draw:text-box>
        </draw:frame>
        <draw:frame draw:style-name="gr2" draw:layer="layout" svg:width="21.834cm" svg:height="9.982cm" svg:x="1.792cm" svg:y="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64cm" svg:height="2.108cm" svg:x="2.5cm" svg:y="10.96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639cm" svg:height="2.11cm" svg:x="2.5cm" svg:y="13.46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642cm" svg:height="2.161cm" svg:x="2.5cm" svg:y="16.06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652cm" svg:height="2.146cm" svg:x="9.3cm" svg:y="18.37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draw:style-name="gr2" draw:layer="layout" svg:width="10.602cm" svg:height="6.846cm" svg:x="6.211cm" svg:y="5.92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643cm" svg:height="1.926cm" svg:x="6.212cm" svg:y="10.42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Ejercicio</text:span></text:p>
          </draw:text-box>
        </draw:frame>
        <draw:frame presentation:style-name="pr10" draw:text-style-name="P5" draw:layer="layout" svg:width="25.199cm" svg:height="9.461cm" svg:x="1.4cm" svg:y="5.039cm" presentation:class="subtitle" presentation:user-transformed="true">
          <draw:text-box>
            <text:p text:style-name="P4"><text:span text:style-name="T1">Una masa M = 0.5 kg se une al extremo inferior de un resorte sin masa. El extremo superior se fija a una pared en reposo. La masa experimenta una resistencia R = -B dy/dt debida al aire, donde B es una constante de amortiguamiento. La ecuación de movimiento es:</text:span></text:p>
          </draw:text-box>
        </draw:frame>
        <draw:frame draw:style-name="gr2" draw:layer="layout" svg:width="24.645cm" svg:height="3.27cm" svg:x="2.196cm" svg:y="14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2.501cm" svg:height="3.087cm" svg:x="14.499cm" svg:y="17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462cm" svg:height="1.51cm" svg:x="15.77cm" svg:y="17.2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frame presentation:style-name="pr11" draw:text-style-name="P8" draw:layer="layout" svg:width="25.199cm" svg:height="3.507cm" svg:x="1.4cm" svg:y="0.837cm" presentation:class="title" presentation:user-transformed="true">
          <draw:text-box>
            <text:p><text:span text:style-name="T1">Sistema masa-resorte</text:span></text:p>
          </draw:text-box>
        </draw:frame>
        <draw:g>
          <draw:rect draw:style-name="gr3" draw:text-style-name="P9" draw:layer="layout" svg:width="15.5cm" svg:height="1.5cm" svg:x="5.5cm" svg:y="4cm">
            <text:p/>
          </draw:rect>
          <draw:rect draw:style-name="gr4" draw:text-style-name="P10" draw:layer="layout" svg:width="4.5cm" svg:height="3.5cm" svg:x="11.5cm" svg:y="10.5cm">
            <text:p text:style-name="P9"><text:span text:style-name="T1">Bloque </text:span></text:p>
            <text:p text:style-name="P9"><text:span text:style-name="T1">de metal</text:span></text:p>
          </draw:rect>
          <draw:line draw:style-name="gr5" draw:text-style-name="P9" draw:layer="layout" svg:x1="12.5cm" svg:y1="5.5cm" svg:x2="12.5cm" svg:y2="7cm">
            <text:p/>
          </draw:line>
          <draw:line draw:style-name="gr5" draw:text-style-name="P9" draw:layer="layout" svg:x1="12.5cm" svg:y1="9cm" svg:x2="12.5cm" svg:y2="10.5cm">
            <text:p/>
          </draw:line>
          <draw:line draw:style-name="gr5" draw:text-style-name="P9" draw:layer="layout" svg:x1="12.5cm" svg:y1="7cm" svg:x2="13cm" svg:y2="7.5cm">
            <text:p/>
          </draw:line>
          <draw:line draw:style-name="gr5" draw:text-style-name="P9" draw:layer="layout" svg:x1="12.5cm" svg:y1="8cm" svg:x2="13cm" svg:y2="8.5cm">
            <text:p/>
          </draw:line>
          <draw:line draw:style-name="gr5" draw:text-style-name="P9" draw:layer="layout" svg:x1="13cm" svg:y1="7.5cm" svg:x2="12.5cm" svg:y2="8cm">
            <text:p/>
          </draw:line>
          <draw:line draw:style-name="gr5" draw:text-style-name="P9" draw:layer="layout" svg:x1="13cm" svg:y1="8.5cm" svg:x2="12.5cm" svg:y2="9cm">
            <text:p/>
          </draw:line>
          <draw:line draw:style-name="gr5" draw:text-style-name="P9" draw:layer="layout" svg:x1="14.5cm" svg:y1="5.5cm" svg:x2="14.5cm" svg:y2="7.5cm">
            <text:p/>
          </draw:line>
          <draw:line draw:style-name="gr5" draw:text-style-name="P9" draw:layer="layout" svg:x1="14cm" svg:y1="7.5cm" svg:x2="15cm" svg:y2="7.5cm">
            <text:p/>
          </draw:line>
          <draw:line draw:style-name="gr5" draw:text-style-name="P9" draw:layer="layout" svg:x1="13.8cm" svg:y1="7cm" svg:x2="13.8cm" svg:y2="8cm">
            <text:p/>
          </draw:line>
          <draw:line draw:style-name="gr5" draw:text-style-name="P9" draw:layer="layout" svg:x1="15.3cm" svg:y1="7cm" svg:x2="15.3cm" svg:y2="8cm">
            <text:p/>
          </draw:line>
          <draw:line draw:style-name="gr5" draw:text-style-name="P9" draw:layer="layout" svg:x1="13.8cm" svg:y1="8cm" svg:x2="15.3cm" svg:y2="8cm">
            <text:p/>
          </draw:line>
          <draw:line draw:style-name="gr5" draw:text-style-name="P9" draw:layer="layout" svg:x1="14.5cm" svg:y1="8cm" svg:x2="14.5cm" svg:y2="10.5cm">
            <text:p/>
          </draw:line>
          <draw:line draw:style-name="gr5" draw:text-style-name="P9" draw:layer="layout" svg:x1="16.5cm" svg:y1="14cm" svg:x2="18.5cm" svg:y2="14cm">
            <text:p/>
          </draw:line>
          <draw:line draw:style-name="gr6" draw:text-style-name="P9" draw:layer="layout" svg:x1="17.6cm" svg:y1="5.5cm" svg:x2="17.6cm" svg:y2="14cm">
            <text:p/>
          </draw:line>
          <draw:frame draw:style-name="gr7" draw:text-style-name="P11" draw:layer="layout" svg:width="0.858cm" svg:height="1.038cm" svg:x="18.945cm" svg:y="9cm">
            <draw:text-box>
              <text:p><text:span text:style-name="T2">y</text:span></text:p>
            </draw:text-box>
          </draw:frame>
        </draw:g>
        <draw:frame draw:style-name="gr2" draw:layer="layout" svg:width="24.645cm" svg:height="3.27cm" svg:x="2.355cm" svg:y="15.7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2" draw:text-style-name="P7" draw:layer="layout" svg:width="25.199cm" svg:height="2.086cm" svg:x="1.301cm" svg:y="1.414cm" presentation:class="subtitle" presentation:user-transformed="true">
          <draw:text-box>
            <text:p text:style-name="P6"><text:span text:style-name="T1">Re-escribiendo la ecuación:</text:span></text:p>
          </draw:text-box>
        </draw:frame>
        <draw:frame draw:style-name="gr2" draw:layer="layout" svg:width="14.95cm" svg:height="4.833cm" svg:x="3.05cm" svg:y="4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45cm" svg:height="1.488cm" svg:x="3.86cm" svg:y="11.30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4.21cm" svg:height="3.325cm" svg:x="20.29cm" svg:y="4.67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2" draw:text-style-name="P7" draw:layer="layout" svg:width="25.199cm" svg:height="3.799cm" svg:x="2.301cm" svg:y="10.201cm">
          <draw:text-box>
            <text:p text:style-name="P6"><text:span text:style-name="T1">Sea a=B/M = 20, b=k/M = 200 y g = 0.</text:span></text:p>
            <text:p text:style-name="P6"><text:span text:style-name="T1"/></text:p>
            <text:p text:style-name="P6"><text:span text:style-name="T1">Calcular y(t) para 0 Z &lt; t &lt; 10 s, con h=0.001</text:span></text:p>
          </draw:text-box>
        </draw:frame>
        <draw:g>
          <draw:rect draw:style-name="gr3" draw:text-style-name="P9" draw:layer="layout" svg:width="7cm" svg:height="0.677cm" svg:x="9.5cm" svg:y="15cm">
            <text:p/>
          </draw:rect>
          <draw:rect draw:style-name="gr4" draw:text-style-name="P12" draw:layer="layout" svg:width="2.032cm" svg:height="1.581cm" svg:x="12.21cm" svg:y="17.935cm">
            <text:p text:style-name="P9"><text:span text:style-name="T3">Bloque </text:span></text:p>
            <text:p text:style-name="P9"><text:span text:style-name="T3">de metal</text:span></text:p>
          </draw:rect>
          <draw:line draw:style-name="gr5" draw:text-style-name="P9" draw:layer="layout" svg:x1="12.661cm" svg:y1="15.677cm" svg:x2="12.661cm" svg:y2="16.354cm">
            <text:p/>
          </draw:line>
          <draw:line draw:style-name="gr5" draw:text-style-name="P9" draw:layer="layout" svg:x1="12.661cm" svg:y1="17.258cm" svg:x2="12.661cm" svg:y2="17.935cm">
            <text:p/>
          </draw:line>
          <draw:line draw:style-name="gr5" draw:text-style-name="P9" draw:layer="layout" svg:x1="12.661cm" svg:y1="16.355cm" svg:x2="12.887cm" svg:y2="16.581cm">
            <text:p/>
          </draw:line>
          <draw:line draw:style-name="gr5" draw:text-style-name="P9" draw:layer="layout" svg:x1="12.661cm" svg:y1="16.806cm" svg:x2="12.887cm" svg:y2="17.032cm">
            <text:p/>
          </draw:line>
          <draw:line draw:style-name="gr5" draw:text-style-name="P9" draw:layer="layout" svg:x1="12.887cm" svg:y1="16.581cm" svg:x2="12.661cm" svg:y2="16.807cm">
            <text:p/>
          </draw:line>
          <draw:line draw:style-name="gr5" draw:text-style-name="P9" draw:layer="layout" svg:x1="12.887cm" svg:y1="17.032cm" svg:x2="12.661cm" svg:y2="17.258cm">
            <text:p/>
          </draw:line>
          <draw:line draw:style-name="gr5" draw:text-style-name="P9" draw:layer="layout" svg:x1="13.565cm" svg:y1="15.677cm" svg:x2="13.565cm" svg:y2="16.58cm">
            <text:p/>
          </draw:line>
          <draw:line draw:style-name="gr5" draw:text-style-name="P9" draw:layer="layout" svg:x1="13.339cm" svg:y1="16.581cm" svg:x2="13.791cm" svg:y2="16.581cm">
            <text:p/>
          </draw:line>
          <draw:line draw:style-name="gr5" draw:text-style-name="P9" draw:layer="layout" svg:x1="13.248cm" svg:y1="16.355cm" svg:x2="13.248cm" svg:y2="16.807cm">
            <text:p/>
          </draw:line>
          <draw:line draw:style-name="gr5" draw:text-style-name="P9" draw:layer="layout" svg:x1="13.926cm" svg:y1="16.355cm" svg:x2="13.926cm" svg:y2="16.807cm">
            <text:p/>
          </draw:line>
          <draw:line draw:style-name="gr5" draw:text-style-name="P9" draw:layer="layout" svg:x1="13.248cm" svg:y1="16.806cm" svg:x2="13.925cm" svg:y2="16.806cm">
            <text:p/>
          </draw:line>
          <draw:line draw:style-name="gr5" draw:text-style-name="P9" draw:layer="layout" svg:x1="13.565cm" svg:y1="16.806cm" svg:x2="13.565cm" svg:y2="17.935cm">
            <text:p/>
          </draw:line>
          <draw:line draw:style-name="gr5" draw:text-style-name="P9" draw:layer="layout" svg:x1="14.468cm" svg:y1="19.516cm" svg:x2="15.371cm" svg:y2="19.516cm">
            <text:p/>
          </draw:line>
          <draw:line draw:style-name="gr6" draw:text-style-name="P9" draw:layer="layout" svg:x1="14.965cm" svg:y1="15.677cm" svg:x2="14.965cm" svg:y2="19.516cm">
            <text:p/>
          </draw:line>
          <draw:frame draw:style-name="gr8" draw:text-style-name="P11" draw:layer="layout" svg:width="0.853cm" svg:height="1.038cm" svg:x="15.572cm" svg:y="17.258cm">
            <draw:text-box>
              <text:p><text:span text:style-name="T2">y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3" draw:text-style-name="P13" draw:layer="layout" svg:width="25.199cm" svg:height="4.009cm" svg:x="1.401cm" svg:y="0.991cm" presentation:class="subtitle" presentation:user-transformed="true">
          <draw:text-box>
            <text:p><text:span text:style-name="T4">i. Calcular y(t) para 0&lt;t&lt;0.05 mediante RK2 y h=0.025</text:span></text:p>
          </draw:text-box>
        </draw:frame>
        <draw:frame presentation:style-name="pr13" draw:text-style-name="P13" draw:layer="layout" svg:width="25.199cm" svg:height="4.009cm" svg:x="1.5cm" svg:y="3cm">
          <draw:text-box>
            <text:p text:style-name="P14"><text:span text:style-name="T4">Para n=1, t=0.025 tenemos que:</text:span></text:p>
          </draw:text-box>
        </draw:frame>
        <draw:frame draw:style-name="gr2" draw:layer="layout" svg:width="24.941cm" svg:height="14.448cm" svg:x="2cm" svg:y="6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13" draw:text-style-name="P13" draw:layer="layout" svg:width="25.199cm" svg:height="4.009cm" svg:x="1.5cm" svg:y="1.991cm">
          <draw:text-box>
            <text:p text:style-name="P14"><text:span text:style-name="T4">Para n=2, t=0.05 tenemos que:</text:span></text:p>
          </draw:text-box>
        </draw:frame>
        <draw:frame draw:style-name="gr2" draw:layer="layout" svg:width="24.909cm" svg:height="11.852cm" svg:x="2cm" svg:y="5.552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14" draw:text-style-name="P8" draw:layer="layout" svg:width="25.199cm" svg:height="3.256cm" svg:x="1.4cm" svg:y="0.962cm" presentation:class="title" presentation:user-transformed="true">
          <draw:text-box>
            <text:p><text:span text:style-name="T1">Segunda parte del problema</text:span></text:p>
          </draw:text-box>
        </draw:frame>
        <draw:frame presentation:style-name="pr15" draw:text-style-name="P8" draw:layer="layout" svg:width="25.199cm" svg:height="13.609cm" svg:x="1.4cm" svg:y="5.039cm" presentation:class="subtitle" presentation:user-transformed="true">
          <draw:text-box>
            <text:p text:style-name="P14"><text:span text:style-name="T1">a. Calcula y(t) para 0&lt;t&lt;10 s mediante RK2 y con h=0.001.</text:span></text:p>
            <text:p text:style-name="P14"><text:span text:style-name="T1"/></text:p>
            <text:p text:style-name="P14"><text:span text:style-name="T1">b. Repite el cálculo con B=0</text:span></text:p>
            <text:p><text:span text:style-name="T1"/></text:p>
            <text:p><text:span text:style-name="T1">En cada inciso, genera una gráfica que acompañe a tu respues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draw:style-name="gr9" draw:text-style-name="P9" draw:layer="layout" svg:width="27.999cm" svg:height="15.54cm" svg:x="0.001cm" svg:y="3.96cm">
          <draw:image xlink:href="Pictures/2000005B00006ECC00003D80556BF020.svm" xlink:type="simple" xlink:show="embed" xlink:actuate="onLoad">
            <text:p/>
          </draw:image>
        </draw:frame>
        <draw:frame presentation:style-name="pr14" draw:text-style-name="P8" draw:layer="layout" svg:width="25.199cm" svg:height="3.256cm" svg:x="1.4cm" svg:y="0.962cm" presentation:class="title">
          <draw:text-box>
            <text:p><text:span text:style-name="T1">Solución gráfi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14" draw:text-style-name="P8" draw:layer="layout" svg:width="25.199cm" svg:height="3.256cm" svg:x="1.4cm" svg:y="0.962cm" presentation:class="title">
          <draw:text-box>
            <text:p><text:span text:style-name="T1">Sin constante de amortiguamiento</text:span></text:p>
          </draw:text-box>
        </draw:frame>
        <draw:frame draw:style-name="gr9" draw:text-style-name="P9" draw:layer="layout" svg:width="27.999cm" svg:height="15.54cm" svg:x="0.089cm" svg:y="3.447cm">
          <draw:image xlink:href="Pictures/2000005800006ECC00003D8040CB1A40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5">Método Runge – Kutta de tercer orden</text:span></text:p>
          </draw:text-box>
        </draw:frame>
        <draw:frame presentation:style-name="pr16" draw:text-style-name="P5" draw:layer="layout" svg:width="25.199cm" svg:height="5.586cm" svg:x="1.4cm" svg:y="4.914cm" presentation:class="subtitle" presentation:user-transformed="true">
          <draw:text-box>
            <text:p text:style-name="P4"><text:span text:style-name="T1">Es más preciso que el RK2. Se basa en la regla de 1/3 de Simpson:</text:span></text:p>
          </draw:text-box>
        </draw:frame>
        <draw:frame presentation:style-name="pr17" draw:text-style-name="P5" draw:layer="layout" svg:width="25.199cm" svg:height="7.786cm" svg:x="1.401cm" svg:y="9.214cm">
          <draw:text-box>
            <text:p text:style-name="P4"><text:span text:style-name="T1">La regla de 1/3 de Simpson se basa en la interpolación polinomial cuadrática. El polinimio de Newton hacia adelante ajustado a x</text:span><text:span text:style-name="T6">0</text:span><text:span text:style-name="T1">, x</text:span><text:span text:style-name="T6">1</text:span><text:span text:style-name="T1"> y x</text:span><text:span text:style-name="T6">2</text:span><text:span text:style-name="T1"> está dado por la expresión:</text:span></text:p>
          </draw:text-box>
        </draw:frame>
        <draw:frame draw:style-name="gr2" draw:layer="layout" svg:width="26.807cm" svg:height="2.946cm" svg:x="0.693cm" svg:y="16.554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line draw:style-name="gr5" draw:text-style-name="P9" draw:layer="layout" svg:x1="1.5cm" svg:y1="6.5cm" svg:x2="1.5cm" svg:y2="13cm">
          <text:p/>
        </draw:line>
        <draw:path draw:style-name="gr5" draw:text-style-name="P9" draw:layer="layout" svg:width="7.499cm" svg:height="4.919cm" svg:x="2.4cm" svg:y="8.441cm" svg:viewBox="0 0 7500 4920" svg:d="m0 4587 1000-1523c5679-8649 6500 4023 6500 1523z">
          <text:p/>
        </draw:path>
        <draw:rect draw:style-name="gr10" draw:text-style-name="P9" draw:layer="layout" svg:width="4cm" svg:height="6.5cm" svg:x="7.1cm" svg:y="7.5cm">
          <text:p/>
        </draw:rect>
        <draw:line draw:style-name="gr5" draw:text-style-name="P9" draw:layer="layout" svg:x1="1.5cm" svg:y1="13cm" svg:x2="11cm" svg:y2="13cm">
          <text:p/>
        </draw:line>
        <draw:line draw:style-name="gr5" draw:text-style-name="P9" draw:layer="layout" svg:x1="3.5cm" svg:y1="11.5cm" svg:x2="3.5cm" svg:y2="13cm">
          <text:p/>
        </draw:line>
        <draw:line draw:style-name="gr5" draw:text-style-name="P9" draw:layer="layout" svg:x1="5.2cm" svg:y1="9.072cm" svg:x2="5.2cm" svg:y2="13cm">
          <text:p/>
        </draw:line>
        <draw:line draw:style-name="gr5" draw:text-style-name="P9" draw:layer="layout" svg:x1="7cm" svg:y1="8.5cm" svg:x2="7cm" svg:y2="13cm">
          <text:p/>
        </draw:line>
        <draw:frame draw:style-name="gr11" draw:text-style-name="P1" draw:layer="layout" svg:width="2cm" svg:height="1.87cm" svg:x="2.5cm" svg:y="13.331cm">
          <draw:text-box>
            <text:p text:style-name="P1"><text:span text:style-name="T7">x</text:span><text:span text:style-name="T8">0</text:span><text:span text:style-name="T7">=a</text:span></text:p>
          </draw:text-box>
        </draw:frame>
        <draw:frame draw:style-name="gr11" draw:text-style-name="P1" draw:layer="layout" svg:width="2cm" svg:height="1.133cm" svg:x="4.7cm" svg:y="13.332cm">
          <draw:text-box>
            <text:p text:style-name="P1"><text:span text:style-name="T7">x</text:span><text:span text:style-name="T8">1</text:span></text:p>
          </draw:text-box>
        </draw:frame>
        <draw:frame draw:style-name="gr11" draw:text-style-name="P1" draw:layer="layout" svg:width="2cm" svg:height="1.87cm" svg:x="6.2cm" svg:y="13.332cm">
          <draw:text-box>
            <text:p text:style-name="P1"><text:span text:style-name="T7">x</text:span><text:span text:style-name="T8">2</text:span><text:span text:style-name="T7">=b</text:span></text:p>
          </draw:text-box>
        </draw:frame>
        <draw:frame presentation:style-name="pr18" draw:text-style-name="P5" draw:layer="layout" svg:width="16.599cm" svg:height="6.086cm" svg:x="9.5cm" svg:y="5.914cm" presentation:class="subtitle" presentation:user-transformed="true">
          <draw:text-box>
            <text:p text:style-name="P4"><text:span text:style-name="T1">Integrando esta ecuación, desde x</text:span><text:span text:style-name="T6">0</text:span><text:span text:style-name="T9">=a hasta x = b, se obtiene la regla de 1/3 de Simpson:</text:span></text:p>
          </draw:text-box>
        </draw:frame>
        <draw:frame draw:style-name="gr2" draw:layer="layout" svg:width="22.077cm" svg:height="2.913cm" svg:x="3.423cm" svg:y="15.0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19" draw:text-style-name="P5" draw:layer="layout" svg:width="25.199cm" svg:height="4.086cm" svg:x="1.4cm" svg:y="4.914cm" presentation:class="subtitle" presentation:user-transformed="true">
          <draw:text-box>
            <text:p text:style-name="P4"><text:span text:style-name="T1">Regresando al RK3, usando la regla 1/3 de Simpson, tenemos que:</text:span></text:p>
          </draw:text-box>
        </draw:frame>
        <draw:frame draw:style-name="gr2" draw:layer="layout" svg:width="23.648cm" svg:height="2.762cm" svg:x="1.303cm" svg:y="9.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19" draw:text-style-name="P5" draw:layer="layout" svg:width="25.199cm" svg:height="4.086cm" svg:x="1.5cm" svg:y="13.5cm">
          <draw:text-box>
            <text:p text:style-name="P4"><text:span text:style-name="T1">Donde y*</text:span><text:span text:style-name="T6">n+1</text:span><text:span text:style-name="T9"> , y*</text:span><text:span text:style-name="T6">n+1/2</text:span><text:span text:style-name="T9"> son estimaciones puesto que no conocemos y</text:span><text:span text:style-name="T6">n+1</text:span><text:span text:style-name="T9"> , y</text:span><text:span text:style-name="T6">n+1/2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0" draw:text-style-name="P5" draw:layer="layout" svg:width="25.199cm" svg:height="5.086cm" svg:x="1.4cm" svg:y="4.914cm" presentation:class="subtitle" presentation:user-transformed="true">
          <draw:text-box>
            <text:p text:style-name="P4"><text:span text:style-name="T1">Las estimaciones </text:span><text:span text:style-name="T9">y*</text:span><text:span text:style-name="T6">n+1/2</text:span><text:span text:style-name="T9"> , y*</text:span><text:span text:style-name="T6">n+1</text:span><text:span text:style-name="T9"> las desarrollamos con el método de Euler hacia adelante:</text:span></text:p>
          </draw:text-box>
        </draw:frame>
        <draw:frame draw:style-name="gr2" draw:layer="layout" svg:width="13.169cm" svg:height="8.31cm" svg:x="7cm" svg:y="9.29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622cm" svg:height="2.082cm" svg:x="7cm" svg:y="13.39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63cm" svg:height="2.007cm" svg:x="7cm" svg:y="16.396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9" draw:text-style-name="P5" draw:layer="layout" svg:width="25.199cm" svg:height="2.586cm" svg:x="1.4cm" svg:y="4.914cm" presentation:class="subtitle" presentation:user-transformed="true">
          <draw:text-box>
            <text:p text:style-name="P4"><text:span text:style-name="T1">La expresión canónica de RK3 es:</text:span></text:p>
          </draw:text-box>
        </draw:frame>
        <draw:frame draw:style-name="gr2" draw:layer="layout" svg:width="13.919cm" svg:height="10.707cm" svg:x="3.161cm" svg:y="7.82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0.635cm" svg:height="1.933cm" svg:x="3cm" svg:y="10.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636cm" svg:height="1.926cm" svg:x="2.8cm" svg:y="16.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64cm" svg:height="2.103cm" svg:x="3cm" svg:y="14.2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5">Método Runge – Kutta de cuarto orden</text:span></text:p>
          </draw:text-box>
        </draw:frame>
        <draw:frame presentation:style-name="pr2" draw:text-style-name="P5" draw:layer="layout" svg:width="25.199cm" svg:height="13.86cm" svg:x="1.4cm" svg:y="4.914cm" presentation:class="subtitle" presentation:user-transformed="true">
          <draw:text-box>
            <text:p text:style-name="P4"><text:span text:style-name="T1">Em método RK4 se obtiene de manera similar al de RK3, sólo que se usa un paso intermedio adicional para evaluar la derivada.</text:span></text:p>
            <text:p text:style-name="P1"><text:span text:style-name="T1"/></text:p>
            <text:p text:style-name="P4"><text:span text:style-name="T1">El método basado en la regla 1/3 de Simpson es la siguient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draw:style-name="gr2" draw:layer="layout" svg:width="16.075cm" svg:height="14.316cm" svg:x="3.861cm" svg:y="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0.2cm" svg:height="0.482cm" svg:x="3.7cm" svg:y="7.37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64cm" svg:height="1.943cm" svg:x="3.5cm" svg:y="16.97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44cm" svg:height="2.115cm" svg:x="3.589cm" svg:y="14.9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639cm" svg:height="1.943cm" svg:x="3.701cm" svg:y="10.777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9">
        <office:forms form:automatic-focus="false" form:apply-design-mode="false"/>
        <draw:frame presentation:style-name="pr9" draw:text-style-name="P5" draw:layer="layout" svg:width="25.199cm" svg:height="2.586cm" svg:x="1.301cm" svg:y="1.5cm">
          <draw:text-box>
            <text:p text:style-name="P4"><text:span text:style-name="T1">La segunda versión se basa en la regla 3/8 de Simpson y se expresa como:</text:span></text:p>
          </draw:text-box>
        </draw:frame>
        <draw:frame draw:style-name="gr2" draw:layer="layout" svg:width="16.014cm" svg:height="15.111cm" svg:x="3.862cm" svg:y="5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Ejercicio</text:span></text:p>
          </draw:text-box>
        </draw:frame>
        <draw:frame presentation:style-name="pr21" draw:text-style-name="P5" draw:layer="layout" svg:width="25.199cm" svg:height="11.461cm" svg:x="1.5cm" svg:y="4cm" presentation:class="subtitle" presentation:user-transformed="true">
          <draw:text-box>
            <text:p text:style-name="P6"><text:span text:style-name="T1">Una pieza metálica con una masa de 0.1 kg @ 200ºC (473 K), se coloca en cierto momento en un cuarto cuya temperatura es 25ºC, en donde la pieza está sujeta al proceso de enfriamiento por convección natural y transferencia de calor por radiación. Suponemos que la distribución de temperatura es uniforme en la pieza, la ecuación de T vs t es:</text:span></text:p>
          </draw:text-box>
        </draw:frame>
        <draw:frame draw:style-name="gr2" draw:layer="layout" svg:width="20.222cm" svg:height="2.949cm" svg:x="2.794cm" svg:y="15.5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6.605cm" svg:height="1.399cm" svg:x="16cm" svg:y="19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9" draw:text-style-name="P7" draw:layer="layout" svg:width="25.199cm" svg:height="2.586cm" svg:x="1.301cm" svg:y="4.414cm" presentation:class="subtitle" presentation:user-transformed="true">
          <draw:text-box>
            <text:p text:style-name="P6"><text:span text:style-name="T1">Las constante son las siguientes:</text:span></text:p>
          </draw:text-box>
        </draw:frame>
        <draw:frame draw:style-name="gr2" draw:layer="layout" svg:width="7.382cm" svg:height="12.816cm" svg:x="3.12cm" svg:y="6.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0.54cm" svg:height="1.615cm" svg:x="4cm" svg:y="9.701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0.54cm" svg:height="1.627cm" svg:x="4.1cm" svg:y="11.801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0.538cm" svg:height="1.739cm" svg:x="4cm" svg:y="13.60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0.547cm" svg:height="1.673cm" svg:x="4cm" svg:y="17.2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11.443cm" svg:height="5.018cm" svg:x="14.936cm" svg:y="7.79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0.546cm" svg:height="1.678cm" svg:x="14.936cm" svg:y="10.097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1" draw:text-style-name="P16" draw:layer="layout" svg:width="12.5cm" svg:height="3.326cm" svg:x="14.5cm" svg:y="15.417cm">
          <draw:text-box>
            <text:p text:style-name="P1"><text:span text:style-name="T10">Calcular el valor de T en 0, 10, 20, 30, 60, 120 y 180 segundos, sea h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12.5cm" svg:height="1.243cm" svg:x="14.5cm" svg:y="0.5cm">
        <draw:text-box>
          <text:p><text:span text:style-name="MT2">Curso de Física Computacional – M. en C. Gustavo Contreras Mayén.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10-30T11:45:35</meta:creation-date>
    <dc:date>2011-03-24T20:45:40</dc:date>
    <dc:language>es-ES</dc:language>
    <meta:editing-cycles>54</meta:editing-cycles>
    <meta:editing-duration>PT15H37M59S</meta:editing-duration>
    <dc:creator>gustavo </dc:creator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y</math:mi>
          <math:mi>'</math:mi>
          <math:mi>'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ay</math:mi>
          </math:mrow>
          <math:mi>'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by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i>q</math:mi>
          </math:mrow>
          <math:mrow>
            <math:mo math:stretchy="false">(</math:mo>
            <math:mi>t</math:mi>
            <math:mo math:stretchy="false">)</math:mo>
          </math:mrow>
        </math:mrow>
      </math:mrow>
    </math:mstyle>
    <math:annotation math:encoding="StarMath 5.0">size 35 {y''(t)+ay'(t)+by(t)=q(t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/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/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y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o math:stretchy="false">[</math:mo>
                <math:mrow>
                  <math:msub>
                    <math:mi>k</math:mi>
                    <math:mn>1</math:mn>
                  </math:msub>
                  <math:mo math:stretchy="false">+</math:mo>
                  <math:msub>
                    <math:mi>k</math:mi>
                    <math:mn>2</math:mn>
                  </math:msub>
                </math:mrow>
                <math:mo math:stretchy="false">]</math:mo>
              </math:mrow>
            </math:mrow>
          </math:mrow>
        </math:mstyle>
      </math:mtr>
      <math:mtr/>
      <math:mtr/>
      <math:mtr>
        <math:mstyle math:fontsize="35pt">
          <math:mrow>
            <math:mrow>
              <math:mrow>
                <math:msub>
                  <math:mi>z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z</math:mi>
                    <math:mi>n</math:mi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o math:stretchy="false">[</math:mo>
                <math:mrow>
                  <math:msub>
                    <math:mi>l</math:mi>
                    <math:mn>1</math:mn>
                  </math:msub>
                  <math:mo math:stretchy="false">+</math:mo>
                  <math:msub>
                    <math:mi>l</math:mi>
                    <math:mn>2</math:mn>
                  </math:msub>
                </math:mrow>
                <math:mo math:stretchy="false">]</math:mo>
              </math:mrow>
            </math:mrow>
          </math:mrow>
        </math:mstyle>
      </math:mtr>
    </math:mtable>
    <math:annotation math:encoding="StarMath 5.0">size 35{y_{n+1} = y_{n} + 1 over 2 [k_{1}+k_{2}]}
newline
newline
newline
size 35{z_{n+1} = z_{n} + 1 over 2 [l_{1}+l_{2}]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/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M</math:mi>
          <math:mfrac>
            <math:msup>
              <math:mi>d</math:mi>
              <math:mn>2</math:mn>
            </math:msup>
            <math:msup>
              <math:mi math:fontstyle="italic">dt</math:mi>
              <math:mn>2</math:mn>
            </math:msup>
          </math:mfrac>
          <math:mrow>
            <math:mi>y</math:mi>
            <math:mo math:stretchy="false">+</math:mo>
            <math:mi>B</math:mi>
          </math:mrow>
          <math:mfrac>
            <math:mi>d</math:mi>
            <math:mi math:fontstyle="italic">dt</math:mi>
          </math:mfrac>
          <math:mrow>
            <math:mrow>
              <math:mi>y</math:mi>
              <math:mo math:stretchy="false">+</math:mo>
              <math:mi math:fontstyle="italic">ky</math:mi>
            </math:mrow>
            <math:mo math:stretchy="false">=</math:mo>
            <math:mn>0</math:mn>
          </math:mrow>
          <math:mi/>
          <math:mi>y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1,</math:mn>
          </math:mrow>
          <math:mi/>
          <math:mi>y</math:mi>
          <math:mi>'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M d^{2} over dt^{2}y+B d over dt y+ky=0 ~~~~~y(0)=1,~y'(0)=0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 math:fontstyle="italic">hf</math:mi>
              </math:mrow>
              <math:mrow>
                <math:mrow>
                  <math:mrow>
                    <math:mo math:stretchy="false">(</math:mo>
                    <math:mrow>
                      <math:msub>
                        <math:mi>y</math:mi>
                        <math:mn>0</math:mn>
                      </math:msub>
                      <math:mi>,</math:mi>
                      <math:msub>
                        <math:mi>z</math:mi>
                        <math:mn>0</math:mn>
                      </math:msub>
                      <math:mi>,</math:mi>
                      <math:msub>
                        <math:mi>t</math:mi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ub>
                    <math:mi math:fontstyle="italic">hz</math:mi>
                    <math:mn>0</math:mn>
                  </math:msub>
                </math:mrow>
                <math:mo math:stretchy="false">=</math:mo>
                <math:mn>0.025</math:mn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l</math:mi>
                  <math:mn>1</math:mn>
                </math:msub>
                <math:mo math:stretchy="false">=</math:mo>
                <math:mi math:fontstyle="italic">hg</math:mi>
              </math:mrow>
              <math:mrow>
                <math:mrow>
                  <math:mo math:stretchy="false">(</math:mo>
                  <math:mrow>
                    <math:msub>
                      <math:mi>y</math:mi>
                      <math:mn>0</math:mn>
                    </math:msub>
                    <math:mi>,</math:mi>
                    <math:msub>
                      <math:mi>z</math:mi>
                      <math:mn>0</math:mn>
                    </math:msub>
                    <math:mi>,</math:mi>
                    <math:msub>
                      <math:mi>t</math:mi>
                      <math:mn>0</math:mn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sub>
                        <math:mn>20z</math:mn>
                        <math:mn>0</math:mn>
                      </math:msub>
                    </math:mrow>
                    <math:mo math:stretchy="false">−</math:mo>
                    <math:msub>
                      <math:mn>200y</math:mn>
                      <math:mn>0</math:mn>
                    </math:msub>
                  </math:mrow>
                  <math:mo math:stretchy="false">)</math:mo>
                </math:mrow>
                <math:mo math:stretchy="false">=</math:mo>
                <math:mrow/>
              </math:mrow>
            </math:mrow>
          </math:mrow>
        </math:mstyle>
      </math:mtr>
      <math:mtr>
        <math:mstyle math:fontsize="30pt">
          <math:mrow>
            <math:mrow>
              <math:mrow>
                <math:mi/>
                <math:mo math:stretchy="false">=</math:mo>
                <math:mn>0.025</math:mn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n>20</math:mn>
                    </math:mrow>
                    <math:mrow>
                      <math:mrow>
                        <math:mo math:stretchy="false">(</math:mo>
                        <math:mn>0</math:mn>
                        <math:mo math:stretchy="false">)</math:mo>
                      </math:mrow>
                      <math:mo math:stretchy="false">−</math:mo>
                      <math:mn>200</math:mn>
                    </math:mrow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−</math:mo>
                  <math:mn>5</math:mn>
                </math:mrow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 math:fontstyle="italic">hf</math:mi>
              </math:mrow>
              <math:mrow>
                <math:mrow>
                  <math:mo math:stretchy="false">(</math:mo>
                  <math:mrow>
                    <math:mrow>
                      <math:msub>
                        <math:mi>y</math:mi>
                        <math:mn>0</math:mn>
                      </math:msub>
                      <math:mo math:stretchy="false">+</math:mo>
                      <math:msub>
                        <math:mi>k</math:mi>
                        <math:mn>1</math:mn>
                      </math:msub>
                    </math:mrow>
                    <math:mi>,</math:mi>
                    <math:mrow>
                      <math:msub>
                        <math:mi>z</math:mi>
                        <math:mn>0</math:mn>
                      </math:msub>
                      <math:mo math:stretchy="false">+</math:mo>
                      <math:msub>
                        <math:mi>l</math:mi>
                        <math:mn>1</math:mn>
                      </math:msub>
                    </math:mrow>
                    <math:mi>,</math:mi>
                    <math:msub>
                      <math:mi>t</math:mi>
                      <math:mn>0</math:mn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row>
                  <math:mo math:stretchy="false">(</math:mo>
                  <math:mrow>
                    <math:msub>
                      <math:mi>z</math:mi>
                      <math:mn>0</math:mn>
                    </math:msub>
                    <math:mo math:stretchy="false">+</math:mo>
                    <math:msub>
                      <math:mi>l</math:mi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row/>
              </math:mrow>
            </math:mrow>
          </math:mrow>
        </math:mstyle>
      </math:mtr>
      <math:mtr>
        <math:mstyle math:fontsize="30pt">
          <math:mrow>
            <math:mrow>
              <math:mrow>
                <math:mi/>
                <math:mo math:stretchy="false">=</math:mo>
                <math:mn>0.025</math:mn>
              </math:mrow>
              <math:mrow>
                <math:mrow>
                  <math:mo math:stretchy="false">(</math:mo>
                  <math:mrow>
                    <math:mn>0</math:mn>
                    <math:mo math:stretchy="false">−</math:mo>
                    <math:mn>5</math:mn>
                  </math:mrow>
                  <math:mo math:stretchy="false">)</math:mo>
                </math:mrow>
                <math:mo math:stretchy="false">=</math:mo>
                <math:mrow>
                  <math:mo math:stretchy="false">−</math:mo>
                  <math:mn>0.125</math:mn>
                </math:mrow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l</math:mi>
                  <math:mn>2</math:mn>
                </math:msub>
                <math:mo math:stretchy="false">=</math:mo>
                <math:mi math:fontstyle="italic">hg</math:mi>
              </math:mrow>
              <math:mrow>
                <math:mrow>
                  <math:mo math:stretchy="false">(</math:mo>
                  <math:mrow>
                    <math:mrow>
                      <math:msub>
                        <math:mi>y</math:mi>
                        <math:mn>0</math:mn>
                      </math:msub>
                      <math:mo math:stretchy="false">+</math:mo>
                      <math:msub>
                        <math:mi>k</math:mi>
                        <math:mn>1</math:mn>
                      </math:msub>
                    </math:mrow>
                    <math:mi>,</math:mi>
                    <math:mrow>
                      <math:msub>
                        <math:mi>z</math:mi>
                        <math:mn>0</math:mn>
                      </math:msub>
                      <math:mo math:stretchy="false">+</math:mo>
                      <math:msub>
                        <math:mi>l</math:mi>
                        <math:mn>1</math:mn>
                      </math:msub>
                    </math:mrow>
                    <math:mi>,</math:mi>
                    <math:msub>
                      <math:mi>t</math:mi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fenced math:open="[" math:close="]">
                  <math:mrow>
                    <math:mrow>
                      <math:mo math:stretchy="false">−</math:mo>
                      <math:mn>20</math:mn>
                    </math:mrow>
                    <math:mrow>
                      <math:mrow>
                        <math:mo math:stretchy="false">(</math:mo>
                        <math:mrow>
                          <math:msub>
                            <math:mi>z</math:mi>
                            <math:mn>0</math:mn>
                          </math:msub>
                          <math:mo math:stretchy="false">+</math:mo>
                          <math:msub>
                            <math:mi>l</math:mi>
                            <math:mn>1</math:mn>
                          </math:msub>
                        </math:mrow>
                        <math:mo math:stretchy="false">)</math:mo>
                      </math:mrow>
                      <math:mo math:stretchy="false">−</math:mo>
                      <math:mn>200</math:mn>
                    </math:mrow>
                    <math:mrow>
                      <math:mo math:stretchy="false">(</math:mo>
                      <math:mrow>
                        <math:msub>
                          <math:mi>y</math:mi>
                          <math:mn>0</math:mn>
                        </math:msub>
                        <math:mo math:stretchy="false">+</math:mo>
                        <math:msub>
                          <math:mi>k</math:mi>
                          <math:mn>1</math:mn>
                        </math:msub>
                      </math:mrow>
                      <math:mo math:stretchy="false">)</math:mo>
                    </math:mrow>
                  </math:mrow>
                </math:mfenced>
                <math:mo math:stretchy="false">=</math:mo>
                <math:mrow/>
              </math:mrow>
            </math:mrow>
          </math:mrow>
        </math:mstyle>
      </math:mtr>
      <math:mtr>
        <math:mstyle math:fontsize="30pt">
          <math:mrow>
            <math:mrow>
              <math:mrow>
                <math:mi/>
                <math:mo math:stretchy="false">=</math:mo>
                <math:mn>0.025</math:mn>
              </math:mrow>
              <math:mrow>
                <math:mfenced math:open="[" math:close="]">
                  <math:mrow>
                    <math:mrow>
                      <math:mo math:stretchy="false">−</math:mo>
                      <math:mn>20</math:mn>
                    </math:mrow>
                    <math:mrow>
                      <math:mrow>
                        <math:mo math:stretchy="false">(</math:mo>
                        <math:mrow>
                          <math:mn>0</math:mn>
                          <math:mo math:stretchy="false">−</math:mo>
                          <math:mn>5</math:mn>
                        </math:mrow>
                        <math:mo math:stretchy="false">)</math:mo>
                      </math:mrow>
                      <math:mo math:stretchy="false">−</math:mo>
                      <math:mn>200</math:mn>
                    </math:mrow>
                    <math:mrow>
                      <math:mo math:stretchy="false">(</math:mo>
                      <math:mrow>
                        <math:mn>1</math:mn>
                        <math:mo math:stretchy="false">+</math:mo>
                        <math:mn>0</math:mn>
                      </math:mrow>
                      <math:mo math:stretchy="false">)</math:mo>
                    </math:mrow>
                  </math:mrow>
                </math:mfenced>
                <math:mo math:stretchy="false">=</math:mo>
                <math:mrow>
                  <math:mo math:stretchy="false">−</math:mo>
                  <math:mn>2.5</math:mn>
                </math:mrow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y</math:mi>
                  <math:mn>1</math:mn>
                </math:msub>
                <math:mo math:stretchy="false">=</math:mo>
                <math:mrow>
                  <math:msub>
                    <math:mi>y</math:mi>
                    <math:mn>0</math:mn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row>
                  <math:mo math:stretchy="false">(</math:mo>
                  <math:mrow>
                    <math:mn>0</math:mn>
                    <math:mo math:stretchy="false">−</math:mo>
                    <math:mn>0.125</math:mn>
                  </math:mrow>
                  <math:mo math:stretchy="false">)</math:mo>
                </math:mrow>
                <math:mo math:stretchy="false">=</math:mo>
                <math:mn>0.9375</math:mn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z</math:mi>
                  <math:mn>1</math:mn>
                </math:msub>
                <math:mo math:stretchy="false">=</math:mo>
                <math:mrow>
                  <math:msub>
                    <math:mi>z</math:mi>
                    <math:mn>0</math:mn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n>5</math:mn>
                    </math:mrow>
                    <math:mo math:stretchy="false">−</math:mo>
                    <math:mn>2.5</math:mn>
                  </math:mrow>
                  <math:mo math:stretchy="false">)</math:mo>
                </math:mrow>
                <math:mo math:stretchy="false">=</math:mo>
                <math:mrow>
                  <math:mo math:stretchy="false">−</math:mo>
                  <math:mn>3.75</math:mn>
                </math:mrow>
              </math:mrow>
            </math:mrow>
          </math:mrow>
        </math:mstyle>
      </math:mtr>
    </math:mtable>
    <math:annotation math:encoding="StarMath 5.0">size 30{k_{1}=hf(y_{0},z_{0},t_{0})=hz_{0}=0.025(0)=0}
newline
size 30{l_{1}=hg(y_{0},z_{0},t_{0})=h(-20z_{0}-200y_{0})= {} }
newline
size 30{~~~~~~~~~~~~~~~~~=0.025(-20(0)-200(1))=-5}
newline
size 30{k_{2}=hf(y_{0}+k_{1},z_{0}+l_{1},t_{0})=h(z_{0}+l_{1}) = {}}
newline
size 30{~~~~~~~~~~~~~~~~~= 0.025(0-5)=-0.125}
newline
size 30{l_{2}=hg(y_{0}+k_{1},z_{0}+l_{1},t_{1})=h left [ -20(z_{0}+l_{1})-200(y_{0}+k_{1}) right ] = {} }
newline
size 30{~~~~~~~~~~~~~~=0.025 left [ -20(0-5)-200(1+0) right ]= -2.5 }
newline
size 30{y_{1}=y_{0}+ 1 over 2 (0 -0.125) = 0.9375}
newline
size 30{z_{1}=z_{0}+ 1 over 2 (-5-2.5) = -3.75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 math:fontstyle="italic">hf</math:mi>
              </math:mrow>
              <math:mrow>
                <math:mrow>
                  <math:mrow>
                    <math:mo math:stretchy="false">(</math:mo>
                    <math:mrow>
                      <math:msub>
                        <math:mi>y</math:mi>
                        <math:mn>1</math:mn>
                      </math:msub>
                      <math:mi>,</math:mi>
                      <math:msub>
                        <math:mi>z</math:mi>
                        <math:mn>1</math:mn>
                      </math:msub>
                      <math:mi>,</math:mi>
                      <math:msub>
                        <math:mi>t</math:mi>
                        <math:mn>1</math:mn>
                      </math:msub>
                    </math:mrow>
                    <math:mo math:stretchy="false">)</math:mo>
                  </math:mrow>
                  <math:mo math:stretchy="false">=</math:mo>
                  <math:msub>
                    <math:mi math:fontstyle="italic">hz</math:mi>
                    <math:mn>1</math:mn>
                  </math:msub>
                </math:mrow>
                <math:mo math:stretchy="false">=</math:mo>
                <math:mrow>
                  <math:mo math:stretchy="false">−</math:mo>
                  <math:mn>0.09375</math:mn>
                </math:mrow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l</math:mi>
                  <math:mn>1</math:mn>
                </math:msub>
                <math:mo math:stretchy="false">=</math:mo>
                <math:mi math:fontstyle="italic">hg</math:mi>
              </math:mrow>
              <math:mrow>
                <math:mrow>
                  <math:mo math:stretchy="false">(</math:mo>
                  <math:mrow>
                    <math:msub>
                      <math:mi>y</math:mi>
                      <math:mn>1</math:mn>
                    </math:msub>
                    <math:mi>,</math:mi>
                    <math:msub>
                      <math:mi>z</math:mi>
                      <math:mn>1</math:mn>
                    </math:msub>
                    <math:mi>,</math:mi>
                    <math:msub>
                      <math:mi>t</math:mi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sub>
                        <math:mn>20z</math:mn>
                        <math:mn>1</math:mn>
                      </math:msub>
                    </math:mrow>
                    <math:mo math:stretchy="false">−</math:mo>
                    <math:msub>
                      <math:mn>200y</math:mn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row>
                  <math:mo math:stretchy="false">−</math:mo>
                  <math:mn>2.8125</math:mn>
                </math:mrow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 math:fontstyle="italic">hf</math:mi>
              </math:mrow>
              <math:mrow>
                <math:mrow>
                  <math:mo math:stretchy="false">(</math:mo>
                  <math:mrow>
                    <math:mrow>
                      <math:msub>
                        <math:mi>y</math:mi>
                        <math:mn>1</math:mn>
                      </math:msub>
                      <math:mo math:stretchy="false">+</math:mo>
                      <math:msub>
                        <math:mi>k</math:mi>
                        <math:mn>1</math:mn>
                      </math:msub>
                    </math:mrow>
                    <math:mi>,</math:mi>
                    <math:mrow>
                      <math:msub>
                        <math:mi>z</math:mi>
                        <math:mn>1</math:mn>
                      </math:msub>
                      <math:mo math:stretchy="false">+</math:mo>
                      <math:msub>
                        <math:mi>l</math:mi>
                        <math:mn>1</math:mn>
                      </math:msub>
                    </math:mrow>
                    <math:mi>,</math:mi>
                    <math:msub>
                      <math:mi>t</math:mi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row>
                  <math:mo math:stretchy="false">(</math:mo>
                  <math:mrow>
                    <math:msub>
                      <math:mi>z</math:mi>
                      <math:mn>1</math:mn>
                    </math:msub>
                    <math:mo math:stretchy="false">+</math:mo>
                    <math:msub>
                      <math:mi>l</math:mi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n>0.1640625</math:mn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l</math:mi>
                  <math:mn>2</math:mn>
                </math:msub>
                <math:mo math:stretchy="false">=</math:mo>
                <math:mi math:fontstyle="italic">hg</math:mi>
              </math:mrow>
              <math:mrow>
                <math:mrow>
                  <math:mo math:stretchy="false">(</math:mo>
                  <math:mrow>
                    <math:mrow>
                      <math:msub>
                        <math:mi>y</math:mi>
                        <math:mn>1</math:mn>
                      </math:msub>
                      <math:mo math:stretchy="false">+</math:mo>
                      <math:msub>
                        <math:mi>k</math:mi>
                        <math:mn>1</math:mn>
                      </math:msub>
                    </math:mrow>
                    <math:mi>,</math:mi>
                    <math:mrow>
                      <math:msub>
                        <math:mi>z</math:mi>
                        <math:mn>1</math:mn>
                      </math:msub>
                      <math:mo math:stretchy="false">+</math:mo>
                      <math:msub>
                        <math:mi>l</math:mi>
                        <math:mn>1</math:mn>
                      </math:msub>
                    </math:mrow>
                    <math:mi>,</math:mi>
                    <math:msub>
                      <math:mi>t</math:mi>
                      <math:mn>1</math:mn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fenced math:open="[" math:close="]">
                  <math:mrow>
                    <math:mrow>
                      <math:mo math:stretchy="false">−</math:mo>
                      <math:mn>20</math:mn>
                    </math:mrow>
                    <math:mrow>
                      <math:mrow>
                        <math:mo math:stretchy="false">(</math:mo>
                        <math:mrow>
                          <math:msub>
                            <math:mi>z</math:mi>
                            <math:mn>1</math:mn>
                          </math:msub>
                          <math:mo math:stretchy="false">+</math:mo>
                          <math:msub>
                            <math:mi>l</math:mi>
                            <math:mn>1</math:mn>
                          </math:msub>
                        </math:mrow>
                        <math:mo math:stretchy="false">)</math:mo>
                      </math:mrow>
                      <math:mo math:stretchy="false">−</math:mo>
                      <math:mn>200</math:mn>
                    </math:mrow>
                    <math:mrow>
                      <math:mo math:stretchy="false">(</math:mo>
                      <math:mrow>
                        <math:msub>
                          <math:mi>y</math:mi>
                          <math:mn>1</math:mn>
                        </math:msub>
                        <math:mo math:stretchy="false">+</math:mo>
                        <math:msub>
                          <math:mi>k</math:mi>
                          <math:mn>1</math:mn>
                        </math:msub>
                      </math:mrow>
                      <math:mo math:stretchy="false">)</math:mo>
                    </math:mrow>
                  </math:mrow>
                </math:mfenced>
                <math:mo math:stretchy="false">=</math:mo>
                <math:mrow/>
              </math:mrow>
            </math:mrow>
          </math:mrow>
        </math:mstyle>
      </math:mtr>
      <math:mtr>
        <math:mstyle math:fontsize="30pt">
          <math:mrow>
            <math:mrow>
              <math:mi/>
              <math:mo math:stretchy="false">=</math:mo>
              <math:mrow>
                <math:mo math:stretchy="false">−</math:mo>
                <math:mn>0.9375</math:mn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y</math:mi>
                  <math:mn>2</math:mn>
                </math:msub>
                <math:mo math:stretchy="false">=</math:mo>
                <math:mrow>
                  <math:msub>
                    <math:mi>y</math:mi>
                    <math:mn>1</math:mn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n>0.09375</math:mn>
                    </math:mrow>
                    <math:mo math:stretchy="false">−</math:mo>
                    <math:mn>0.1640625</math:mn>
                  </math:mrow>
                  <math:mo math:stretchy="false">)</math:mo>
                </math:mrow>
                <math:mo math:stretchy="false">=</math:mo>
                <math:mn>0.80859</math:mn>
              </math:mrow>
            </math:mrow>
          </math:mrow>
        </math:mstyle>
      </math:mtr>
      <math:mtr>
        <math:mstyle math:fontsize="30pt">
          <math:mrow>
            <math:mrow>
              <math:mrow>
                <math:msub>
                  <math:mi>z</math:mi>
                  <math:mn>2</math:mn>
                </math:msub>
                <math:mo math:stretchy="false">=</math:mo>
                <math:mrow>
                  <math:msub>
                    <math:mi>z</math:mi>
                    <math:mn>1</math:mn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row>
                  <math:mo math:stretchy="false">(</math:mo>
                  <math:mrow>
                    <math:mrow>
                      <math:mo math:stretchy="false">−</math:mo>
                      <math:mn>2.8125</math:mn>
                    </math:mrow>
                    <math:mo math:stretchy="false">−</math:mo>
                    <math:mn>0.9375</math:mn>
                  </math:mrow>
                  <math:mo math:stretchy="false">)</math:mo>
                </math:mrow>
                <math:mo math:stretchy="false">=</math:mo>
                <math:mrow>
                  <math:mo math:stretchy="false">−</math:mo>
                  <math:mn>5.625</math:mn>
                </math:mrow>
              </math:mrow>
            </math:mrow>
          </math:mrow>
        </math:mstyle>
      </math:mtr>
    </math:mtable>
    <math:annotation math:encoding="StarMath 5.0">size 30{k_{1}=hf(y_{1},z_{1},t_{1})=hz_{1}=-0.09375}
newline
size 30{l_{1}=hg(y_{1},z_{1},t_{1})=h(-20z_{1}-200y_{1})= -2.8125}
newline
size 30{k_{2}=hf(y_{1}+k_{1},z_{1}+l_{1},t_{1})=h(z_{1}+l_{1}) = 0.1640625}
newline
size 30{l_{2}=hg(y_{1}+k_{1},z_{1}+l_{1},t_{1})=h left [ -20(z_{1}+l_{1})-200(y_{1}+k_{1}) right ] = {} }
newline
size 30{~~~~~~~~~~~~~~=-0.9375}
newline
size 30{y_{2}=y_{1}+ 1 over 2 (-0.09375 - 0.1640625) = 0.80859}
newline
size 30{z_{2}=z_{1}+ 1 over 2 (-2.8125 - 0.9375) = -5.625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k</math:mi>
            <math:mo math:stretchy="false">=</math:mo>
            <math:mn>100</math:mn>
          </math:mrow>
          <math:mfrac>
            <math:mi math:fontstyle="italic">kg</math:mi>
            <math:msup>
              <math:mi>s</math:mi>
              <math:mn>2</math:mn>
            </math:msup>
          </math:mfrac>
          <math:mi/>
          <math:mrow>
            <math:mi>B</math:mi>
            <math:mo math:stretchy="false">=</math:mo>
            <math:mn>10</math:mn>
          </math:mrow>
          <math:mfrac>
            <math:mi math:fontstyle="italic">kg</math:mi>
            <math:mi>s</math:mi>
          </math:mfrac>
        </math:mrow>
      </math:mrow>
    </math:mstyle>
    <math:annotation math:encoding="StarMath 5.0">size 35{k=100 kg over s^{2} ~~~~B=10 kg over s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y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1,</math:mn>
          </math:mrow>
          <math:mi>y</math:mi>
          <math:mi>'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y(0)=1, y'(0)=0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y</math:mi>
              <math:mrow>
                <math:mrow>
                  <math:mi>'</math:mi>
                  <math:mo math:stretchy="false">=</math:mo>
                  <math:mi>z</math:mi>
                </math:mrow>
                <math:mo math:stretchy="false">≡</math:mo>
                <math:mi>f</math:mi>
              </math:mrow>
              <math:mrow>
                <math:mo math:stretchy="false">(</math:mo>
                <math:mrow>
                  <math:mi>y</math:mi>
                  <math:mi>,</math:mi>
                  <math:mi>z</math:mi>
                  <math:mi>,</math:mi>
                  <math:mi>t</math:mi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i>z</math:mi>
              <math:mrow>
                <math:mi>'</math:mi>
                <math:mo math:stretchy="false">=</math:mo>
                <math:mrow>
                  <math:mo math:stretchy="false">−</math:mo>
                  <math:mrow>
                    <math:mfrac>
                      <math:mi>B</math:mi>
                      <math:mi>M</math:mi>
                    </math:mfrac>
                  </math:mrow>
                </math:mrow>
              </math:mrow>
              <math:mrow>
                <math:mi>z</math:mi>
                <math:mo math:stretchy="false">−</math:mo>
                <math:mrow>
                  <math:mfrac>
                    <math:mi>k</math:mi>
                    <math:mi>M</math:mi>
                  </math:mfrac>
                </math:mrow>
              </math:mrow>
              <math:mrow>
                <math:mi>y</math:mi>
                <math:mo math:stretchy="false">≡</math:mo>
                <math:mi>g</math:mi>
              </math:mrow>
              <math:mrow>
                <math:mo math:stretchy="false">(</math:mo>
                <math:mrow>
                  <math:mi>y</math:mi>
                  <math:mi>,</math:mi>
                  <math:mi>z</math:mi>
                  <math:mi>,</math:mi>
                  <math:mi>t</math:mi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35{y'=z equiv f(y,z,t)}
newline
newline
size 35{z'= -{alignc{B over M}} z - {alignc{k over M}} y equiv g(y,z,t)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/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1</math:mn>
              </math:mrow>
            </math:mrow>
          </math:mrow>
        </math:mstyle>
      </math:mtr>
      <math:mtr/>
      <math:mtr>
        <math:mstyle math:fontsize="35pt">
          <math:mrow>
            <math:mrow>
              <math:mi>z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</math:mtable>
    <math:annotation math:encoding="StarMath 5.0">size 35{y(0)=1}
newline
newline
size 35{z(0)=0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sub>
                    <math:mi>y</math:mi>
                    <math:mi>n</math:mi>
                  </math:msub>
                  <math:mi>,</math:mi>
                  <math:msub>
                    <math:mi>t</math:mi>
                    <math:mi>n</math:mi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 math:fontstyle="italic">hf</math:mi>
              </math:mrow>
              <math:mfenced math:open="[" math:close="]">
                <math:mrow>
                  <math:mrow>
                    <math:msub>
                      <math:mi>y</math:mi>
                      <math:mi>n</math:mi>
                    </math:msub>
                    <math:mo math:stretchy="false">+</math:mo>
                    <math:mrow>
                      <math:mfrac>
                        <math:msub>
                          <math:mi>k</math:mi>
                          <math:mn>1</math:mn>
                        </math:msub>
                        <math:mn>3</math:mn>
                      </math:mfrac>
                    </math:mrow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frac>
                      <math:mi>h</math:mi>
                      <math:mn>3</math:mn>
                    </math:mfrac>
                  </math:mrow>
                </math:mrow>
              </math:mfenced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3</math:mn>
                </math:msub>
                <math:mo math:stretchy="false">=</math:mo>
                <math:mi math:fontstyle="italic">hf</math:mi>
              </math:mrow>
              <math:mfenced math:open="[" math:close="]">
                <math:mrow>
                  <math:mrow>
                    <math:mrow>
                      <math:msub>
                        <math:mi>y</math:mi>
                        <math:mi>n</math:mi>
                      </math:msub>
                      <math:mo math:stretchy="false">+</math:mo>
                      <math:mrow>
                        <math:mfrac>
                          <math:msub>
                            <math:mi>k</math:mi>
                            <math:mn>1</math:mn>
                          </math:msub>
                          <math:mn>3</math:mn>
                        </math:mfrac>
                      </math:mrow>
                    </math:mrow>
                    <math:mo math:stretchy="false">+</math:mo>
                    <math:mrow>
                      <math:mfrac>
                        <math:msub>
                          <math:mi>k</math:mi>
                          <math:mn>2</math:mn>
                        </math:msub>
                        <math:mn>3</math:mn>
                      </math:mfrac>
                    </math:mrow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row>
                      <math:mfrac>
                        <math:mn>2h</math:mn>
                        <math:mn>3</math:mn>
                      </math:mfrac>
                    </math:mrow>
                  </math:mrow>
                </math:mrow>
              </math:mfenced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4</math:mn>
                </math:msub>
                <math:mo math:stretchy="false">=</math:mo>
                <math:mi math:fontstyle="italic">hf</math:mi>
              </math:mrow>
              <math:mfenced math:open="[" math:close="]">
                <math:mrow>
                  <math:mrow>
                    <math:mrow>
                      <math:mrow>
                        <math:msub>
                          <math:mi>y</math:mi>
                          <math:mi>n</math:mi>
                        </math:msub>
                        <math:mo math:stretchy="false">+</math:mo>
                        <math:msub>
                          <math:mi>k</math:mi>
                          <math:mn>1</math:mn>
                        </math:msub>
                      </math:mrow>
                      <math:mo math:stretchy="false">−</math:mo>
                      <math:msub>
                        <math:mi>k</math:mi>
                        <math:mn>2</math:mn>
                      </math:msub>
                    </math:mrow>
                    <math:mo math:stretchy="false">+</math:mo>
                    <math:msub>
                      <math:mi>k</math:mi>
                      <math:mn>3</math:mn>
                    </math:msub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i>h</math:mi>
                  </math:mrow>
                </math:mrow>
              </math:mfenced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y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frac>
                    <math:mn>1</math:mn>
                    <math:mn>8</math:mn>
                  </math:mfrac>
                </math:mrow>
              </math:mrow>
              <math:mrow>
                <math:mo math:stretchy="false">[</math:mo>
                <math:mrow>
                  <math:mrow>
                    <math:mrow>
                      <math:msub>
                        <math:mi>k</math:mi>
                        <math:mn>1</math:mn>
                      </math:msub>
                      <math:mo math:stretchy="false">+</math:mo>
                      <math:msub>
                        <math:mn>3k</math:mn>
                        <math:mn>2</math:mn>
                      </math:msub>
                    </math:mrow>
                    <math:mo math:stretchy="false">+</math:mo>
                    <math:msub>
                      <math:mn>3k</math:mn>
                      <math:mn>3</math:mn>
                    </math:msub>
                  </math:mrow>
                  <math:mo math:stretchy="false">+</math:mo>
                  <math:msub>
                    <math:mi>k</math:mi>
                    <math:mn>4</math:mn>
                  </math:msub>
                </math:mrow>
                <math:mo math:stretchy="false">]</math:mo>
              </math:mrow>
            </math:mrow>
          </math:mrow>
        </math:mstyle>
      </math:mtr>
    </math:mtable>
    <math:annotation math:encoding="StarMath 5.0">size 35{k_{1} = hf(y_{n},t_{n})}
newline
newline
size 35{k_{2} = hf left [ y_{n}+ {alignc{k_{1} over 3}} ,t_{n}+h over 3 right ]}
newline
newline
size 35{k_{3} = hf left [y_{n}+ {alignc{k_{1} over 3}}+ {alignc{k_{2} over 3}} , t_{n}+ {alignc{{2h} over 3}} right ]}
newline
newline
size 35{k_{4} = hf left [y_{n} +k_{1}-k_{2}+k_{3},t_{n}+h right ]}
newline
newline
size 35{y_{n+1} = y_{n} + 1 over 8 [k_{1}+3k_{2}+3k_{3}+k_{4}]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g</math:mi>
          <math:mrow>
            <math:mrow>
              <math:mo math:stretchy="false">(</math:mo>
              <math:mrow>
                <math:msub>
                  <math:mi>x</math:mi>
                  <math:mn>0</math:mn>
                </math:msub>
                <math:mo math:stretchy="false">+</math:mo>
                <math:mi math:fontstyle="italic">sh</math:mi>
              </math:mrow>
              <math:mo math:stretchy="false">)</math:mo>
            </math:mrow>
            <math:mo math:stretchy="false">=</math:mo>
            <math:mrow>
              <math:msub>
                <math:mi>f</math:mi>
                <math:mn>0</math:mn>
              </math:msub>
              <math:mo math:stretchy="false">+</math:mo>
              <math:mi>s</math:mi>
            </math:mrow>
          </math:mrow>
          <math:mrow>
            <math:mrow>
              <math:mo math:stretchy="false">(</math:mo>
              <math:mrow>
                <math:msub>
                  <math:mi>f</math:mi>
                  <math:mn>1</math:mn>
                </math:msub>
                <math:mo math:stretchy="false">−</math:mo>
                <math:msub>
                  <math:mi>f</math:mi>
                  <math:mn>0</math:mn>
                </math:msub>
              </math:mrow>
              <math:mo math:stretchy="false">)</math:mo>
            </math:mrow>
            <math:mo math:stretchy="false">+</math:mo>
            <math:mfrac>
              <math:mrow>
                <math:mo math:stretchy="false">(</math:mo>
                <math:mrow>
                  <math:mi>s</math:mi>
                  <math:mrow>
                    <math:mo math:stretchy="false">(</math:mo>
                    <math:mrow>
                      <math:mi>s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  <math:mn>2</math:mn>
            </math:mfrac>
          </math:mrow>
          <math:mrow>
            <math:mo math:stretchy="false">(</math:mo>
            <math:mrow>
              <math:mrow>
                <math:msub>
                  <math:mi>f</math:mi>
                  <math:mn>2</math:mn>
                </math:msub>
                <math:mo math:stretchy="false">−</math:mo>
                <math:msub>
                  <math:mn>2f</math:mn>
                  <math:mn>1</math:mn>
                </math:msub>
              </math:mrow>
              <math:mo math:stretchy="false">+</math:mo>
              <math:msub>
                <math:mi>f</math:mi>
                <math:mn>0</math:mn>
              </math:msub>
            </math:mrow>
            <math:mo math:stretchy="false">)</math:mo>
          </math:mrow>
        </math:mrow>
      </math:mrow>
    </math:mstyle>
    <math:annotation math:encoding="StarMath 5.0">size 35{g(x_{0}+sh)=f_{0}+s(f_{1}-f_{0})+(s(s-1)) over 2 (f_{2}-2f_{1}+f_{0})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I</math:mi>
            <math:mo math:stretchy="false">=</math:mo>
            <math:mrow>
              <math:msubsup>
                <math:mo math:stretchy="false">∫</math:mo>
                <math:mi>b</math:mi>
                <math:mi>a</math:mi>
              </math:msubsup>
              <math:mi>f</math:mi>
            </math:mrow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frac>
              <math:mi>h</math:mi>
              <math:mn>3</math:mn>
            </math:mfrac>
          </math:mrow>
          <math:mrow>
            <math:mrow>
              <math:mo math:stretchy="false">[</math:mo>
              <math:mrow>
                <math:mi>f</math:mi>
                <math:mrow>
                  <math:mrow>
                    <math:mo math:stretchy="false">(</math:mo>
                    <math:mi>a</math:mi>
                    <math:mo math:stretchy="false">)</math:mo>
                  </math:mrow>
                  <math:mo math:stretchy="false">+</math:mo>
                  <math:mn>4f</math:mn>
                </math:mrow>
                <math:mrow>
                  <math:mrow>
                    <math:mo math:stretchy="false">(</math:mo>
                    <math:mover math:accent="true">
                      <math:mi>x</math:mi>
                      <math:mo math:stretchy="false">ˉ</math:mo>
                    </math:mover>
                    <math:mo math:stretchy="false">)</math:mo>
                  </math:mrow>
                  <math:mo math:stretchy="false">+</math:mo>
                  <math:mi>f</math:mi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  <math:mo math:stretchy="false">]</math:mo>
            </math:mrow>
            <math:mo math:stretchy="false">+</math:mo>
            <math:mi>E</math:mi>
          </math:mrow>
        </math:mrow>
      </math:mrow>
    </math:mstyle>
    <math:annotation math:encoding="StarMath 5.0">size 35{I= int^{a}_{b}f(x)dx= h over 3 [f(a)+4f(bar x)+f(b)]+E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frac>
                <math:mi>h</math:mi>
                <math:mn>6</math:mn>
              </math:mfrac>
            </math:mrow>
          </math:mrow>
          <math:mrow>
            <math:mo math:stretchy="false">[</math:mo>
            <math:mrow>
              <math:mi>f</math:mi>
              <math:mrow>
                <math:mrow>
                  <math:mo math:stretchy="false">(</math:mo>
                  <math:mrow>
                    <math:msub>
                      <math:mi>y</math:mi>
                      <math:mi>n</math:mi>
                    </math:msub>
                    <math:mi>,</math:mi>
                    <math:msub>
                      <math:mi>t</math:mi>
                      <math:mi>n</math:mi>
                    </math:msub>
                  </math:mrow>
                  <math:mo math:stretchy="false">)</math:mo>
                </math:mrow>
                <math:mo math:stretchy="false">+</math:mo>
                <math:mn>4f</math:mn>
              </math:mrow>
              <math:mrow>
                <math:mrow>
                  <math:mo math:stretchy="false">(</math:mo>
                  <math:mrow>
                    <math:msub>
                      <math:mover math:accent="true">
                        <math:mi>y</math:mi>
                        <math:mo math:stretchy="false">ˉ</math:mo>
                      </math:mover>
                      <math:mrow>
                        <math:mi>n</math:mi>
                        <math:mo math:stretchy="false">+</math:mo>
                        <math:mfrac>
                          <math:mn>1</math:mn>
                          <math:mn>2</math:mn>
                        </math:mfrac>
                      </math:mrow>
                    </math:msub>
                    <math:mi>,</math:mi>
                    <math:msub>
                      <math:mi>t</math:mi>
                      <math:mrow>
                        <math:mi>n</math:mi>
                        <math:mo math:stretchy="false">+</math:mo>
                        <math:mfrac>
                          <math:mn>1</math:mn>
                          <math:mn>2</math:mn>
                        </math:mfrac>
                      </math:mrow>
                    </math:msub>
                  </math:mrow>
                  <math:mo math:stretchy="false">)</math:mo>
                </math:mrow>
                <math:mo math:stretchy="false">+</math:mo>
                <math:mi>f</math:mi>
              </math:mrow>
              <math:mrow>
                <math:mo math:stretchy="false">(</math:mo>
                <math:mrow>
                  <math:msub>
                    <math:mover math:accent="true">
                      <math:mi>y</math:mi>
                      <math:mo math:stretchy="false">ˉ</math:mo>
                    </math:mover>
                    <math:mrow>
                      <math:mi>n</math:mi>
                      <math:mo math:stretchy="false">+</math:mo>
                      <math:mn>1</math:mn>
                    </math:mrow>
                  </math:msub>
                  <math:mi>,</math:mi>
                  <math:msub>
                    <math:mi>t</math:mi>
                    <math:mrow>
                      <math:mi>n</math:mi>
                      <math:mo math:stretchy="false">+</math:mo>
                      <math:mn>1</math:mn>
                    </math:mrow>
                  </math:msub>
                </math:mrow>
                <math:mo math:stretchy="false">)</math:mo>
              </math:mrow>
            </math:mrow>
            <math:mo math:stretchy="false">]</math:mo>
          </math:mrow>
        </math:mrow>
      </math:mrow>
    </math:mstyle>
    <math:annotation math:encoding="StarMath 5.0">size 30{y_{n+1} = y_{n} + h over 6 [f(y_{n},t_{n})+4f( {bar y}_{n+1 over 2},t_{n+1 over 2})+f({bar y}_{n+1},t_{n+1})]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over math:accent="true">
                    <math:mi>y</math:mi>
                    <math:mo math:stretchy="false">ˉ</math:mo>
                  </math:mover>
                  <math:mrow>
                    <math:mi>n</math:mi>
                    <math:mo math:stretchy="false">+</math:mo>
                    <math:mfrac>
                      <math:mn>1</math:mn>
                      <math:mn>2</math:mn>
                    </math:mfrac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frac>
                    <math:mi>h</math:mi>
                    <math:mn>2</math:mn>
                  </math:mfrac>
                </math:mrow>
              </math:mrow>
              <math:mi>f</math:mi>
              <math:mrow>
                <math:mo math:stretchy="false">(</math:mo>
                <math:mrow>
                  <math:msub>
                    <math:mi>y</math:mi>
                    <math:mi>n</math:mi>
                  </math:msub>
                  <math:mi>,</math:mi>
                  <math:msub>
                    <math:mi>t</math:mi>
                    <math:mi>n</math:mi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over math:accent="true">
                    <math:mi>y</math:mi>
                    <math:mo math:stretchy="false">ˉ</math:mo>
                  </math:mover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i>h</math:mi>
                </math:mrow>
              </math:mrow>
              <math:mi>f</math:mi>
              <math:mrow>
                <math:mo math:stretchy="false">(</math:mo>
                <math:mrow>
                  <math:msub>
                    <math:mi>y</math:mi>
                    <math:mi>n</math:mi>
                  </math:msub>
                  <math:mi>,</math:mi>
                  <math:msub>
                    <math:mi>t</math:mi>
                    <math:mi>n</math:mi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over math:accent="true">
                    <math:mi>y</math:mi>
                    <math:mo math:stretchy="false">ˉ</math:mo>
                  </math:mover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i>h</math:mi>
                </math:mrow>
              </math:mrow>
              <math:mi>f</math:mi>
              <math:mrow>
                <math:mo math:stretchy="false">(</math:mo>
                <math:mrow>
                  <math:msub>
                    <math:mover math:accent="true">
                      <math:mi>y</math:mi>
                      <math:mo math:stretchy="false">ˉ</math:mo>
                    </math:mover>
                    <math:mrow>
                      <math:mi>n</math:mi>
                      <math:mo math:stretchy="false">+</math:mo>
                      <math:mfrac>
                        <math:mn>1</math:mn>
                        <math:mn>2</math:mn>
                      </math:mfrac>
                    </math:mrow>
                  </math:msub>
                  <math:mi>,</math:mi>
                  <math:msub>
                    <math:mi>t</math:mi>
                    <math:mrow>
                      <math:mi>n</math:mi>
                      <math:mo math:stretchy="false">+</math:mo>
                      <math:mfrac>
                        <math:mn>1</math:mn>
                        <math:mn>2</math:mn>
                      </math:mfrac>
                    </math:mrow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35{{bar y}_{n+1 over 2} = y_{n} + h over 2 f(y_{n},t_{n})}
newline
newline
size 35{{bar y}_{n+1} = y_{n} + h f(y_{n},t_{n})}
newline
newline
size 35{{bar y}_{n+1} = y_{n} + h f({bar y}_{n+ 1 over 2},t_{n+ 1 over 2})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y</math:mi>
              <math:mrow>
                <math:mi>'</math:mi>
                <math:mo math:stretchy="false">=</math:mo>
                <math:mi>f</math:mi>
              </math:mrow>
              <math:mrow>
                <math:mrow>
                  <math:mo math:stretchy="false">(</math:mo>
                  <math:mrow>
                    <math:mi>y</math:mi>
                    <math:mi>,</math:mi>
                    <math:mi>z</math:mi>
                    <math:mi>,</math:mi>
                    <math:mi>t</math:mi>
                  </math:mrow>
                  <math:mo math:stretchy="false">)</math:mo>
                </math:mrow>
                <math:mo math:stretchy="false">≡</math:mo>
                <math:mi>z</math:mi>
              </math:mrow>
            </math:mrow>
          </math:mrow>
        </math:mstyle>
      </math:mtr>
      <math:mtr/>
      <math:mtr>
        <math:mstyle math:fontsize="35pt">
          <math:mrow>
            <math:mrow>
              <math:mi>z</math:mi>
              <math:mrow>
                <math:mi>'</math:mi>
                <math:mo math:stretchy="false">=</math:mo>
                <math:mi>g</math:mi>
              </math:mrow>
              <math:mrow>
                <math:mrow>
                  <math:mo math:stretchy="false">(</math:mo>
                  <math:mrow>
                    <math:mi>y</math:mi>
                    <math:mi>,</math:mi>
                    <math:mi>z</math:mi>
                    <math:mi>,</math:mi>
                    <math:mi>t</math:mi>
                  </math:mrow>
                  <math:mo math:stretchy="false">)</math:mo>
                </math:mrow>
                <math:mo math:stretchy="false">≡</math:mo>
                <math:mrow>
                  <math:mrow>
                    <math:mrow>
                      <math:mo math:stretchy="false">−</math:mo>
                      <math:mi math:fontstyle="italic">az</math:mi>
                    </math:mrow>
                    <math:mo math:stretchy="false">−</math:mo>
                    <math:mi math:fontstyle="italic">by</math:mi>
                  </math:mrow>
                  <math:mo math:stretchy="false">+</math:mo>
                  <math:mi>q</math:mi>
                </math:mrow>
              </math:mrow>
            </math:mrow>
          </math:mrow>
        </math:mstyle>
      </math:mtr>
    </math:mtable>
    <math:annotation math:encoding="StarMath 5.0">size 35{y'=f(y,z,t) equiv z}
newline
newline
size 35{z'=g(y,z,t) equiv -az-by+q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sub>
                    <math:mi>y</math:mi>
                    <math:mi>n</math:mi>
                  </math:msub>
                  <math:mi>,</math:mi>
                  <math:msub>
                    <math:mi>t</math:mi>
                    <math:mi>n</math:mi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row>
                    <math:msub>
                      <math:mi>y</math:mi>
                      <math:mi>n</math:mi>
                    </math:msub>
                    <math:mo math:stretchy="false">+</math:mo>
                    <math:mrow>
                      <math:mfrac>
                        <math:msub>
                          <math:mi>k</math:mi>
                          <math:mn>1</math:mn>
                        </math:msub>
                        <math:mn>2</math:mn>
                      </math:mfrac>
                    </math:mrow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frac>
                      <math:mi>h</math:mi>
                      <math:mn>2</math:mn>
                    </math:mfrac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3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row>
                    <math:mrow>
                      <math:msub>
                        <math:mi>y</math:mi>
                        <math:mi>n</math:mi>
                      </math:msub>
                      <math:mo math:stretchy="false">−</math:mo>
                      <math:msub>
                        <math:mi>k</math:mi>
                        <math:mn>1</math:mn>
                      </math:msub>
                    </math:mrow>
                    <math:mo math:stretchy="false">+</math:mo>
                    <math:mn>2</math:mn>
                  </math:mrow>
                  <math:msub>
                    <math:mi>k</math:mi>
                    <math:mn>2</math:mn>
                  </math:msub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i>h</math:mi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y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frac>
                    <math:mn>1</math:mn>
                    <math:mn>6</math:mn>
                  </math:mfrac>
                </math:mrow>
              </math:mrow>
              <math:mrow>
                <math:mo math:stretchy="false">[</math:mo>
                <math:mrow>
                  <math:mrow>
                    <math:msub>
                      <math:mi>k</math:mi>
                      <math:mn>1</math:mn>
                    </math:msub>
                    <math:mo math:stretchy="false">+</math:mo>
                    <math:msub>
                      <math:mn>4k</math:mn>
                      <math:mn>2</math:mn>
                    </math:msub>
                  </math:mrow>
                  <math:mo math:stretchy="false">+</math:mo>
                  <math:msub>
                    <math:mi>k</math:mi>
                    <math:mn>3</math:mn>
                  </math:msub>
                </math:mrow>
                <math:mo math:stretchy="false">]</math:mo>
              </math:mrow>
            </math:mrow>
          </math:mrow>
        </math:mstyle>
      </math:mtr>
    </math:mtable>
    <math:annotation math:encoding="StarMath 5.0">size 35{k_{1} = hf(y_{n},t_{n})}
newline
newline
size 35{k_{2} = hf(y_{n}+ {alignc{k_{1} over 2}} ,t_{n}+h over 2)}
newline
newline
size 35{k_{3} = hf(y_{n} -k_{1} +2 k_{2},t_{n}+h)}
newline
newline
size 35{y_{n+1} = y_{n} + 1 over 6 [k_{1}+4k_{2}+k_{3}]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/>
</file>

<file path=Object 32/content.xml><?xml version="1.0" encoding="utf-8"?>
<!DOCTYPE math  PUBLIC '-//OpenOffice.org//DTD Modified W3C MathML 1.01//EN'  'math.dtd'>
<math:math xmlns:math="http://www.w3.org/1998/Math/MathML"/>
</file>

<file path=Object 33/content.xml><?xml version="1.0" encoding="utf-8"?>
<!DOCTYPE math  PUBLIC '-//OpenOffice.org//DTD Modified W3C MathML 1.01//EN'  'math.dtd'>
<math:math xmlns:math="http://www.w3.org/1998/Math/MathML"/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sub>
                    <math:mi>y</math:mi>
                    <math:mi>n</math:mi>
                  </math:msub>
                  <math:mi>,</math:mi>
                  <math:msub>
                    <math:mi>t</math:mi>
                    <math:mi>n</math:mi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row>
                    <math:msub>
                      <math:mi>y</math:mi>
                      <math:mi>n</math:mi>
                    </math:msub>
                    <math:mo math:stretchy="false">+</math:mo>
                    <math:mrow>
                      <math:mfrac>
                        <math:msub>
                          <math:mi>k</math:mi>
                          <math:mn>1</math:mn>
                        </math:msub>
                        <math:mn>2</math:mn>
                      </math:mfrac>
                    </math:mrow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frac>
                      <math:mi>h</math:mi>
                      <math:mn>2</math:mn>
                    </math:mfrac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3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row>
                    <math:msub>
                      <math:mi>y</math:mi>
                      <math:mi>n</math:mi>
                    </math:msub>
                    <math:mo math:stretchy="false">+</math:mo>
                    <math:mrow>
                      <math:mfrac>
                        <math:msub>
                          <math:mi>k</math:mi>
                          <math:mn>2</math:mn>
                        </math:msub>
                        <math:mn>2</math:mn>
                      </math:mfrac>
                    </math:mrow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frac>
                      <math:mi>h</math:mi>
                      <math:mn>2</math:mn>
                    </math:mfrac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4</math:mn>
                </math:msub>
                <math:mo math:stretchy="false">=</math:mo>
                <math:mi math:fontstyle="italic">hf</math:mi>
              </math:mrow>
              <math:mrow>
                <math:mo math:stretchy="false">(</math:mo>
                <math:mrow>
                  <math:mrow>
                    <math:msub>
                      <math:mi>y</math:mi>
                      <math:mi>n</math:mi>
                    </math:msub>
                    <math:mo math:stretchy="false">+</math:mo>
                    <math:msub>
                      <math:mi>k</math:mi>
                      <math:mn>3</math:mn>
                    </math:msub>
                  </math:mrow>
                  <math:mi>,</math:mi>
                  <math:mrow>
                    <math:msub>
                      <math:mi>t</math:mi>
                      <math:mi>n</math:mi>
                    </math:msub>
                    <math:mo math:stretchy="false">+</math:mo>
                    <math:mi>h</math:mi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y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y</math:mi>
                    <math:mi>n</math:mi>
                  </math:msub>
                  <math:mo math:stretchy="false">+</math:mo>
                  <math:mfrac>
                    <math:mn>1</math:mn>
                    <math:mn>6</math:mn>
                  </math:mfrac>
                </math:mrow>
              </math:mrow>
              <math:mrow>
                <math:mo math:stretchy="false">[</math:mo>
                <math:mrow>
                  <math:mrow>
                    <math:mrow>
                      <math:msub>
                        <math:mi>k</math:mi>
                        <math:mn>1</math:mn>
                      </math:msub>
                      <math:mo math:stretchy="false">+</math:mo>
                      <math:msub>
                        <math:mn>2k</math:mn>
                        <math:mn>2</math:mn>
                      </math:msub>
                    </math:mrow>
                    <math:mo math:stretchy="false">+</math:mo>
                    <math:msub>
                      <math:mn>2k</math:mn>
                      <math:mn>3</math:mn>
                    </math:msub>
                  </math:mrow>
                  <math:mo math:stretchy="false">+</math:mo>
                  <math:msub>
                    <math:mi>k</math:mi>
                    <math:mn>4</math:mn>
                  </math:msub>
                </math:mrow>
                <math:mo math:stretchy="false">]</math:mo>
              </math:mrow>
            </math:mrow>
          </math:mrow>
        </math:mstyle>
      </math:mtr>
    </math:mtable>
    <math:annotation math:encoding="StarMath 5.0">size 35{k_{1} = hf(y_{n},t_{n})}
newline
newline
size 35{k_{2} = hf(y_{n}+ {alignc{k_{1} over 2}} ,t_{n}+h over 2)}
newline
newline
size 35{k_{3} = hf(y_{n}+ {alignc{k_{2}over 2}},t_{n}+h over 2)}
newline
newline
size 35{k_{4} = hf(y_{n} +k_{3},t_{n}+h)}
newline
newline
size 35{y_{n+1} = y_{n} + 1 over 6 [k_{1}+2k_{2}+2k_{3}+k_{4}]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/>
</file>

<file path=Object 36/content.xml><?xml version="1.0" encoding="utf-8"?>
<!DOCTYPE math  PUBLIC '-//OpenOffice.org//DTD Modified W3C MathML 1.01//EN'  'math.dtd'>
<math:math xmlns:math="http://www.w3.org/1998/Math/MathML"/>
</file>

<file path=Object 37/content.xml><?xml version="1.0" encoding="utf-8"?>
<!DOCTYPE math  PUBLIC '-//OpenOffice.org//DTD Modified W3C MathML 1.01//EN'  'math.dtd'>
<math:math xmlns:math="http://www.w3.org/1998/Math/MathML"/>
</file>

<file path=Object 38/content.xml><?xml version="1.0" encoding="utf-8"?>
<!DOCTYPE math  PUBLIC '-//OpenOffice.org//DTD Modified W3C MathML 1.01//EN'  'math.dtd'>
<math:math xmlns:math="http://www.w3.org/1998/Math/MathML"/>
</file>

<file path=Object 3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i math:fontstyle="italic">dT</math:mi>
              <math:mi math:fontstyle="italic">dt</math:mi>
            </math:mfrac>
            <math:mo math:stretchy="false">=</math:mo>
            <math:mfrac>
              <math:mi>A</math:mi>
              <math:mrow>
                <math:mo math:stretchy="false">(</math:mo>
                <math:mrow>
                  <math:mo math:stretchy="false">ρ</math:mo>
                  <math:mi math:fontstyle="italic">cv</math:mi>
                </math:mrow>
                <math:mo math:stretchy="false">)</math:mo>
              </math:mrow>
            </math:mfrac>
          </math:mrow>
          <math:mfenced math:open="[" math:close="]">
            <math:mrow>
              <math:mo math:stretchy="false">ε</math:mo>
              <math:mo math:stretchy="false">σ</math:mo>
              <math:mrow>
                <math:mrow>
                  <math:mo math:stretchy="false">(</math:mo>
                  <math:mrow>
                    <math:mn>297</math:mn>
                    <math:mo math:stretchy="false">−</math:mo>
                    <math:msup>
                      <math:mi>T</math:mi>
                      <math:mn>4</math:mn>
                    </math:msup>
                  </math:mrow>
                  <math:mo math:stretchy="false">)</math:mo>
                </math:mrow>
                <math:mo math:stretchy="false">+</math:mo>
                <math:msub>
                  <math:mi>h</math:mi>
                  <math:mi>c</math:mi>
                </math:msub>
              </math:mrow>
              <math:mrow>
                <math:mo math:stretchy="false">(</math:mo>
                <math:mrow>
                  <math:mn>297</math:mn>
                  <math:mo math:stretchy="false">−</math:mo>
                  <math:mi>T</math:mi>
                </math:mrow>
                <math:mo math:stretchy="false">)</math:mo>
              </math:mrow>
            </math:mrow>
          </math:mfenced>
        </math:mrow>
      </math:mrow>
    </math:mstyle>
    <math:annotation math:encoding="StarMath 5.0">size 35{dT over dt= A over (%rho cv)left [ %epsilon %sigma(297-T^{4})+h_{c}(297-T) right ]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/>
</file>

<file path=Object 40/content.xml><?xml version="1.0" encoding="utf-8"?>
<math xmlns="http://www.w3.org/1998/Math/MathML">
  <semantics>
    <mstyle mathsize="35pt">
      <mrow>
        <mrow>
          <mi>T</mi>
          <mrow>
            <mrow>
              <mo stretchy="false">(</mo>
              <mn>0</mn>
              <mo stretchy="false">)</mo>
            </mrow>
            <mi mathvariant="normal">=</mi>
            <mn>473</mn>
          </mrow>
          <mi>K</mi>
        </mrow>
      </mrow>
    </mstyle>
    <annotation encoding="StarMath 5.0">size 35{T(0)=473 K}
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o math:stretchy="false">ρ</math:mo>
                <math:mo math:stretchy="false">=</math:mo>
                <math:mn>300</math:mn>
              </math:mrow>
              <math:mrow>
                <math:mi math:fontstyle="italic">kg</math:mi>
                <math:mo math:stretchy="false">/</math:mo>
                <math:msup>
                  <math:mi>m</math:mi>
                  <math:mn>3</math:mn>
                </math:msup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i>v</math:mi>
                <math:mo math:stretchy="false">=</math:mo>
                <math:mn>0.001</math:mn>
              </math:mrow>
              <math:msup>
                <math:mi>m</math:mi>
                <math:mn>3</math:mn>
              </math:msup>
            </math:mrow>
          </math:mrow>
        </math:mstyle>
      </math:mtr>
      <math:mtr/>
      <math:mtr>
        <math:mstyle math:fontsize="35pt">
          <math:mrow>
            <math:mrow>
              <math:mrow>
                <math:mi>A</math:mi>
                <math:mo math:stretchy="false">=</math:mo>
                <math:mn>0.25</math:mn>
              </math:mrow>
              <math:msup>
                <math:mi>m</math:mi>
                <math:mn>2</math:mn>
              </math:msup>
            </math:mrow>
          </math:mrow>
        </math:mstyle>
      </math:mtr>
      <math:mtr/>
      <math:mtr>
        <math:mstyle math:fontsize="35pt">
          <math:mrow>
            <math:mrow>
              <math:mrow>
                <math:mi>c</math:mi>
                <math:mo math:stretchy="false">=</math:mo>
                <math:mn>900</math:mn>
              </math:mrow>
              <math:mrow>
                <math:mfrac>
                  <math:mi>J</math:mi>
                  <math:mrow>
                    <math:mo math:stretchy="false">(</math:mo>
                    <math:mrow>
                      <math:mi math:fontstyle="italic">kg</math:mi>
                      <math:mi>K</math:mi>
                    </math:mrow>
                    <math:mo math:stretchy="false">)</math:mo>
                  </math:mrow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h</math:mi>
                  <math:mi>c</math:mi>
                </math:msub>
                <math:mo math:stretchy="false">=</math:mo>
                <math:mn>30</math:mn>
              </math:mrow>
              <math:mrow>
                <math:mfrac>
                  <math:mi>J</math:mi>
                  <math:mrow>
                    <math:mo math:stretchy="false">(</math:mo>
                    <math:mrow>
                      <math:msup>
                        <math:mi>m</math:mi>
                        <math:mn>2</math:mn>
                      </math:msup>
                      <math:mi>K</math:mi>
                    </math:mrow>
                    <math:mo math:stretchy="false">)</math:mo>
                  </math:mrow>
                </math:mfrac>
              </math:mrow>
            </math:mrow>
          </math:mrow>
        </math:mstyle>
      </math:mtr>
    </math:mtable>
    <math:annotation math:encoding="StarMath 5.0">size 35{%rho = 300 kg/m^{3}}
newline
newline
size 35{v = 0.001 m^{3}}
newline
newline
size 35{A = 0.25 m^{2}}
newline
newline
size 35{c = 900 {alignc{J over (kg K)}}}
newline
newline
size 35{h_{c} = 30 {alignc{J over (m^{2}K)}}}
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/>
</file>

<file path=Object 43/content.xml><?xml version="1.0" encoding="utf-8"?>
<!DOCTYPE math  PUBLIC '-//OpenOffice.org//DTD Modified W3C MathML 1.01//EN'  'math.dtd'>
<math:math xmlns:math="http://www.w3.org/1998/Math/MathML"/>
</file>

<file path=Object 44/content.xml><?xml version="1.0" encoding="utf-8"?>
<!DOCTYPE math  PUBLIC '-//OpenOffice.org//DTD Modified W3C MathML 1.01//EN'  'math.dtd'>
<math:math xmlns:math="http://www.w3.org/1998/Math/MathML"/>
</file>

<file path=Object 45/content.xml><?xml version="1.0" encoding="utf-8"?>
<!DOCTYPE math  PUBLIC '-//OpenOffice.org//DTD Modified W3C MathML 1.01//EN'  'math.dtd'>
<math:math xmlns:math="http://www.w3.org/1998/Math/MathML"/>
</file>

<file path=Object 4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o math:stretchy="false">ε</math:mo>
              <math:mo math:stretchy="false">=</math:mo>
              <math:mn>0.8</math:mn>
            </math:mrow>
          </math:mrow>
        </math:mstyle>
      </math:mtr>
      <math:mtr/>
      <math:mtr>
        <math:mstyle math:fontsize="35pt">
          <math:mrow>
            <math:mrow>
              <math:mrow>
                <math:mo math:stretchy="false">σ</math:mo>
                <math:mo math:stretchy="false">=</math:mo>
                <math:mn>5.67</math:mn>
              </math:mrow>
              <math:mi>x</math:mi>
              <math:msup>
                <math:mn>10</math:mn>
                <math:mrow>
                  <math:mo math:stretchy="false">−</math:mo>
                  <math:mn>8</math:mn>
                </math:mrow>
              </math:msup>
              <math:mrow>
                <math:mfrac>
                  <math:mi>w</math:mi>
                  <math:mrow>
                    <math:mo math:stretchy="false">(</math:mo>
                    <math:mrow>
                      <math:msup>
                        <math:mi>m</math:mi>
                        <math:mn>2</math:mn>
                      </math:msup>
                      <math:msup>
                        <math:mi>K</math:mi>
                        <math:mn>4</math:mn>
                      </math:msup>
                    </math:mrow>
                    <math:mo math:stretchy="false">)</math:mo>
                  </math:mrow>
                </math:mfrac>
              </math:mrow>
            </math:mrow>
          </math:mrow>
        </math:mstyle>
      </math:mtr>
    </math:mtable>
    <math:annotation math:encoding="StarMath 5.0">size 35{%epsilon = 0.8}
newline
newline
size 35{%sigma = 5.67 x 10^{-8} {alignc{w over (m^{2}K^{4})}}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1</math:mn>
              </math:mrow>
            </math:mrow>
          </math:mrow>
        </math:mstyle>
      </math:mtr>
      <math:mtr/>
      <math:mtr>
        <math:mstyle math:fontsize="35pt">
          <math:mrow>
            <math:mrow>
              <math:mi>z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</math:mtable>
    <math:annotation math:encoding="StarMath 5.0">size 35{y(0)=1}
newline
newline
size 35{z(0) =0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M</math:mi>
          <math:mfrac>
            <math:msup>
              <math:mi>d</math:mi>
              <math:mn>2</math:mn>
            </math:msup>
            <math:msup>
              <math:mi math:fontstyle="italic">dt</math:mi>
              <math:mn>2</math:mn>
            </math:msup>
          </math:mfrac>
          <math:mrow>
            <math:mi>y</math:mi>
            <math:mo math:stretchy="false">+</math:mo>
            <math:mi>B</math:mi>
          </math:mrow>
          <math:mfrac>
            <math:mi>d</math:mi>
            <math:mi math:fontstyle="italic">dt</math:mi>
          </math:mfrac>
          <math:mrow>
            <math:mrow>
              <math:mi>y</math:mi>
              <math:mo math:stretchy="false">+</math:mo>
              <math:mi math:fontstyle="italic">ky</math:mi>
            </math:mrow>
            <math:mo math:stretchy="false">=</math:mo>
            <math:mn>0</math:mn>
          </math:mrow>
          <math:mi/>
          <math:mi>y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1,</math:mn>
          </math:mrow>
          <math:mi/>
          <math:mi>y</math:mi>
          <math:mi>'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M d^{2} over dt^{2}y+B d over dt y+ky=0 ~~~~~y(0)=1,~y'(0)=0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z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i>y</math:mi>
          </math:mrow>
          <math:mi>'</math:mi>
          <math:mrow>
            <math:mo math:stretchy="false">(</math:mo>
            <math:mi>t</math:mi>
            <math:mo math:stretchy="false">)</math:mo>
          </math:mrow>
        </math:mrow>
      </math:mrow>
    </math:mstyle>
    <math:annotation math:encoding="StarMath 5.0">size 35{z(t)=y'(t)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 math:fontstyle="italic">hf</math:mi>
              </math:mrow>
              <math:mrow>
                <math:mrow>
                  <math:mo math:stretchy="false">(</math:mo>
                  <math:mrow>
                    <math:msub>
                      <math:mi>y</math:mi>
                      <math:mi>n</math:mi>
                    </math:msub>
                    <math:mi>,</math:mi>
                    <math:msub>
                      <math:mi>z</math:mi>
                      <math:mi>n</math:mi>
                    </math:msub>
                    <math:mi>,</math:mi>
                    <math:msub>
                      <math:mi>t</math:mi>
                      <math:mi>n</math:mi>
                    </math:msub>
                  </math:mrow>
                  <math:mo math:stretchy="false">)</math:mo>
                </math:mrow>
                <math:mo math:stretchy="false">=</math:mo>
                <math:msub>
                  <math:mi math:fontstyle="italic">hz</math:mi>
                  <math:mi>n</math:mi>
                </math:msub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l</math:mi>
                  <math:mn>1</math:mn>
                </math:msub>
                <math:mo math:stretchy="false">=</math:mo>
                <math:mi math:fontstyle="italic">hg</math:mi>
              </math:mrow>
              <math:mrow>
                <math:mrow>
                  <math:mo math:stretchy="false">(</math:mo>
                  <math:mrow>
                    <math:msub>
                      <math:mi>y</math:mi>
                      <math:mi>n</math:mi>
                    </math:msub>
                    <math:mi>,</math:mi>
                    <math:msub>
                      <math:mi>z</math:mi>
                      <math:mi>n</math:mi>
                    </math:msub>
                    <math:mi>,</math:mi>
                    <math:msub>
                      <math:mi>t</math:mi>
                      <math:mi>n</math:mi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o math:stretchy="false">(</math:mo>
                <math:mrow>
                  <math:mrow>
                    <math:mrow>
                      <math:mo math:stretchy="false">−</math:mo>
                      <math:msub>
                        <math:mi math:fontstyle="italic">az</math:mi>
                        <math:mi>n</math:mi>
                      </math:msub>
                    </math:mrow>
                    <math:mo math:stretchy="false">−</math:mo>
                    <math:msub>
                      <math:mi math:fontstyle="italic">by</math:mi>
                      <math:mi>n</math:mi>
                    </math:msub>
                  </math:mrow>
                  <math:mo math:stretchy="false">+</math:mo>
                  <math:msub>
                    <math:mi>q</math:mi>
                    <math:mi>n</math:mi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 math:fontstyle="italic">hf</math:mi>
              </math:mrow>
              <math:mrow>
                <math:mrow>
                  <math:mo math:stretchy="false">(</math:mo>
                  <math:mrow>
                    <math:mrow>
                      <math:msub>
                        <math:mi>y</math:mi>
                        <math:mi>n</math:mi>
                      </math:msub>
                      <math:mo math:stretchy="false">+</math:mo>
                      <math:msub>
                        <math:mi>k</math:mi>
                        <math:mn>1</math:mn>
                      </math:msub>
                    </math:mrow>
                    <math:mi>,</math:mi>
                    <math:mrow>
                      <math:msub>
                        <math:mi>z</math:mi>
                        <math:mi>n</math:mi>
                      </math:msub>
                      <math:mo math:stretchy="false">+</math:mo>
                      <math:msub>
                        <math:mi>l</math:mi>
                        <math:mn>1</math:mn>
                      </math:msub>
                    </math:mrow>
                    <math:mi>,</math:mi>
                    <math:msub>
                      <math:mi>t</math:mi>
                      <math:mrow>
                        <math:mi>n</math:mi>
                        <math:mo math:stretchy="false">+</math:mo>
                        <math:mn>1</math:mn>
                      </math:mrow>
                    </math:msub>
                  </math:mrow>
                  <math:mo math:stretchy="false">)</math:mo>
                </math:mrow>
                <math:mo math:stretchy="false">=</math:mo>
                <math:mi>h</math:mi>
              </math:mrow>
              <math:mrow>
                <math:mo math:stretchy="false">(</math:mo>
                <math:mrow>
                  <math:msub>
                    <math:mi>z</math:mi>
                    <math:mi>n</math:mi>
                  </math:msub>
                  <math:mo math:stretchy="false">+</math:mo>
                  <math:msub>
                    <math:mi>l</math:mi>
                    <math:mn>1</math:mn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l</math:mi>
                  <math:mn>2</math:mn>
                </math:msub>
                <math:mo math:stretchy="false">=</math:mo>
                <math:mi math:fontstyle="italic">hg</math:mi>
              </math:mrow>
              <math:mrow>
                <math:mrow>
                  <math:mo math:stretchy="false">(</math:mo>
                  <math:mrow>
                    <math:msub>
                      <math:mi>y</math:mi>
                      <math:mrow>
                        <math:mi>n</math:mi>
                        <math:mo math:stretchy="false">+</math:mo>
                        <math:msub>
                          <math:mi>k</math:mi>
                          <math:mn>1</math:mn>
                        </math:msub>
                      </math:mrow>
                    </math:msub>
                    <math:mi>,</math:mi>
                    <math:mrow>
                      <math:msub>
                        <math:mi>z</math:mi>
                        <math:mi>n</math:mi>
                      </math:msub>
                      <math:mo math:stretchy="false">+</math:mo>
                      <math:msub>
                        <math:mi>l</math:mi>
                        <math:mn>1</math:mn>
                      </math:msub>
                    </math:mrow>
                    <math:mi>,</math:mi>
                    <math:msub>
                      <math:mi>t</math:mi>
                      <math:mrow>
                        <math:mi>n</math:mi>
                        <math:mo math:stretchy="false">+</math:mo>
                        <math:mn>1</math:mn>
                      </math:mrow>
                    </math:msub>
                  </math:mrow>
                  <math:mo math:stretchy="false">)</math:mo>
                </math:mrow>
                <math:mo math:stretchy="false">=</math:mo>
                <math:mrow/>
              </math:mrow>
            </math:mrow>
          </math:mrow>
        </math:mstyle>
      </math:mtr>
      <math:mtr/>
      <math:mtr>
        <math:mstyle math:fontsize="35pt">
          <math:mrow>
            <math:mrow>
              <math:mrow/>
              <math:mrow>
                <math:mi/>
                <math:mo math:stretchy="false">=</math:mo>
                <math:mi>h</math:mi>
              </math:mrow>
              <math:mrow>
                <math:mo math:stretchy="false">(</math:mo>
                <math:mrow>
                  <math:mrow>
                    <math:mo math:stretchy="false">−</math:mo>
                    <math:mi>a</math:mi>
                  </math:mrow>
                  <math:mrow>
                    <math:mrow>
                      <math:mo math:stretchy="false">(</math:mo>
                      <math:mrow>
                        <math:msub>
                          <math:mi>z</math:mi>
                          <math:mi>n</math:mi>
                        </math:msub>
                        <math:mo math:stretchy="false">+</math:mo>
                        <math:msub>
                          <math:mi>l</math:mi>
                          <math:mn>1</math:mn>
                        </math:msub>
                      </math:mrow>
                      <math:mo math:stretchy="false">)</math:mo>
                    </math:mrow>
                    <math:mo math:stretchy="false">−</math:mo>
                    <math:mi>b</math:mi>
                  </math:mrow>
                  <math:mrow>
                    <math:mrow>
                      <math:mo math:stretchy="false">(</math:mo>
                      <math:mrow>
                        <math:msub>
                          <math:mi>y</math:mi>
                          <math:mi>n</math:mi>
                        </math:msub>
                        <math:mo math:stretchy="false">+</math:mo>
                        <math:msub>
                          <math:mi>k</math:mi>
                          <math:mn>1</math:mn>
                        </math:msub>
                      </math:mrow>
                      <math:mo math:stretchy="false">)</math:mo>
                    </math:mrow>
                    <math:mo math:stretchy="false">+</math:mo>
                    <math:msub>
                      <math:mi>q</math:mi>
                      <math:mrow>
                        <math:mi>n</math:mi>
                        <math:mo math:stretchy="false">+</math:mo>
                        <math:mn>1</math:mn>
                      </math:mrow>
                    </math:msub>
                  </math:mrow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35{k_{1} = hf(y_{n},z_{n},t_{n})=hz_{n}}
newline
newline
size 35 {l_{1} = hg(y_{n},z_{n},t_{n})=h(-az_{n}-by_{n}+q_{n})}
newline
newline
size 35{k_{2} = hf(y_{n}+k_{1},z_{n}+l_{1},t_{n+1})=h(z_{n}+l_{1})}
newline
newline
size 35{l_{2} = hg(y_{n+k_{1}},z_{n}+l_{1},t_{n+1}) = {} }
newline
newline
size 35{{}~~~~~~~~~ = h(-a(z_{n}+l_{1})-b(y_{n}+k_{1})+q_{n+1}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